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5.5903in" fo:margin-left="0.7465in" table:align="left" style:writing-mode="lr-tb"/>
    </style:style>
    <style:style style:name="Tabela1.A" style:family="table-column">
      <style:table-column-properties style:column-width="0.6667in"/>
    </style:style>
    <style:style style:name="Tabela1.B" style:family="table-column">
      <style:table-column-properties style:column-width="2.9167in"/>
    </style:style>
    <style:style style:name="Tabela1.C" style:family="table-column">
      <style:table-column-properties style:column-width="2.0069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C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C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6in" fo:margin-left="0.3333in" table:align="left" style:writing-mode="lr-tb"/>
    </style:style>
    <style:style style:name="Tabela2.A" style:family="table-column">
      <style:table-column-properties style:column-width="3in"/>
    </style:style>
    <style:style style:name="Tabela2.1" style:family="table-row">
      <style:table-row-properties style:min-row-height="0.9042in" style:keep-together="true" fo:keep-together="auto"/>
    </style:style>
    <style:style style:name="Tabela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2.2" style:family="table-row">
      <style:table-row-properties style:min-row-height="0.4715in" style:keep-together="true" fo:keep-together="auto"/>
    </style:style>
    <style:style style:name="Tabela3" style:family="table">
      <style:table-properties style:width="6.0153in" fo:margin-left="0.3333in" table:align="left" style:writing-mode="lr-tb"/>
    </style:style>
    <style:style style:name="Tabela3.A" style:family="table-column">
      <style:table-column-properties style:column-width="3in"/>
    </style:style>
    <style:style style:name="Tabela3.B" style:family="table-column">
      <style:table-column-properties style:column-width="3.0153in"/>
    </style:style>
    <style:style style:name="Tabela3.1" style:family="table-row">
      <style:table-row-properties style:min-row-height="0.9042in" style:keep-together="true" fo:keep-together="auto"/>
    </style:style>
    <style:style style:name="Tabela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3.2" style:family="table-row">
      <style:table-row-properties style:min-row-height="0.4715in" style:keep-together="true" fo:keep-together="auto"/>
    </style:style>
    <style:style style:name="P1" style:family="paragraph" style:parent-style-name="Text_20_body">
      <style:paragraph-properties fo:text-align="justify" style:justify-single-word="false"/>
      <style:text-properties style:font-name="Arial" fo:font-size="10pt" fo:language="pt" fo:country="BR" style:font-size-asian="10pt" style:font-name-complex="Arial"/>
    </style:style>
    <style:style style:name="P2" style:family="paragraph" style:parent-style-name="Text_20_body">
      <style:paragraph-properties fo:margin-top="0in" fo:margin-bottom="0in"/>
      <style:text-properties fo:language="pt" fo:country="BR"/>
    </style:style>
    <style:style style:name="P3" style:family="paragraph" style:parent-style-name="Text_20_body">
      <style:paragraph-properties fo:margin-top="0in" fo:margin-bottom="0in" fo:text-align="justify" style:justify-single-word="false"/>
      <style:text-properties fo:language="pt" fo:country="BR"/>
    </style:style>
    <style:style style:name="P4" style:family="paragraph" style:parent-style-name="Text_20_body">
      <style:paragraph-properties fo:margin-top="0in" fo:margin-bottom="0in"/>
      <style:text-properties style:font-name="Arial" fo:font-size="10pt" fo:language="pt" fo:country="BR" style:font-size-asian="10pt" style:font-name-complex="Arial"/>
    </style:style>
    <style:style style:name="P5" style:family="paragraph" style:parent-style-name="Text_20_body">
      <style:paragraph-properties fo:margin-top="0in" fo:margin-bottom="0in" fo:line-height="150%"/>
      <style:text-properties style:font-name="Arial" fo:font-size="10pt" fo:language="pt" fo:country="BR" style:font-size-asian="10pt" style:font-name-complex="Arial"/>
    </style:style>
    <style:style style:name="P6" style:family="paragraph" style:parent-style-name="Text_20_body">
      <style:paragraph-properties fo:margin-top="0in" fo:margin-bottom="0in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7" style:family="paragraph" style:parent-style-name="Text_20_body">
      <style:paragraph-properties fo:margin-left="0.748in" fo:margin-right="0in" fo:line-height="150%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8" style:family="paragraph" style:parent-style-name="Text_20_body">
      <style:paragraph-properties fo:margin-left="0.748in" fo:margin-right="0in" fo:margin-top="0in" fo:margin-bottom="0in" fo:line-height="150%" fo:text-align="justify" style:justify-single-word="false" fo:text-indent="0in" style:auto-text-indent="false"/>
    </style:style>
    <style:style style:name="P9" style:family="paragraph" style:parent-style-name="Text_20_body">
      <style:paragraph-properties fo:margin-left="0.748in" fo:margin-right="0in" fo:margin-top="0in" fo:margin-bottom="0in" fo:line-height="150%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10" style:family="paragraph" style:parent-style-name="Text_20_body">
      <style:paragraph-properties fo:margin-left="0.748in" fo:margin-right="0in" fo:margin-top="0in" fo:margin-bottom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11" style:family="paragraph" style:parent-style-name="Text_20_body">
      <style:paragraph-properties fo:margin-left="0.748in" fo:margin-right="0in" fo:margin-top="0in" fo:margin-bottom="0in" fo:line-height="0.0835in" fo:text-align="justify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2" style:family="paragraph" style:parent-style-name="Text_20_body">
      <style:paragraph-properties fo:margin-left="0.748in" fo:margin-right="0in" fo:margin-top="0.0835in" fo:margin-bottom="0.1665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15" style:family="paragraph" style:parent-style-name="Text_20_body">
      <style:paragraph-properties fo:margin-left="0.75in" fo:margin-right="0in" fo:text-align="justify" style:justify-single-word="false" fo:text-indent="0in" style:auto-text-indent="false"/>
    </style:style>
    <style:style style:name="P16" style:family="paragraph" style:parent-style-name="Text_20_body">
      <style:paragraph-properties fo:margin-left="0.75in" fo:margin-right="0in" fo:margin-top="0in" fo:margin-bottom="0in" fo:text-indent="0in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Text_20_body">
      <style:paragraph-properties fo:margin-left="0.75in" fo:margin-right="0in" fo:margin-top="0in" fo:margin-bottom="0in" fo:line-height="150%" fo:text-indent="0in" style:auto-text-indent="false"/>
      <style:text-properties style:font-name="Arial" fo:font-size="10pt" fo:language="pt" fo:country="BR" style:font-size-asian="10pt" style:font-name-complex="Arial"/>
    </style:style>
    <style:style style:name="P18" style:family="paragraph" style:parent-style-name="Text_20_body">
      <style:paragraph-properties fo:margin-left="0.75in" fo:margin-right="0in" fo:margin-top="0in" fo:margin-bottom="0in" fo:line-height="150%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19" style:family="paragraph" style:parent-style-name="Text_20_body">
      <style:paragraph-properties fo:margin-left="0.75in" fo:margin-right="0in" fo:margin-top="0in" fo:margin-bottom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20" style:family="paragraph" style:parent-style-name="Text_20_body">
      <style:paragraph-properties fo:margin-left="0.75in" fo:margin-right="0in" fo:margin-top="0in" fo:margin-bottom="0in" fo:text-align="justify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1" style:family="paragraph" style:parent-style-name="Text_20_body">
      <style:paragraph-properties fo:margin-left="0.75in" fo:margin-right="0in" fo:margin-top="0in" fo:margin-bottom="0in" fo:line-height="150%" fo:text-indent="0in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22" style:family="paragraph" style:parent-style-name="Text_20_body">
      <style:paragraph-properties fo:margin-left="0.75in" fo:margin-right="0in" fo:margin-top="0in" fo:margin-bottom="0in" fo:line-height="150%" fo:text-align="justify" style:justify-single-word="false" fo:text-indent="0in" style:auto-text-indent="false"/>
    </style:style>
    <style:style style:name="P23" style:family="paragraph" style:parent-style-name="Text_20_body">
      <style:paragraph-properties fo:margin-left="0.3335in" fo:margin-right="0in" fo:margin-top="0in" fo:margin-bottom="0in" fo:text-indent="0in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0.3335in" fo:margin-right="0in" fo:margin-top="0in" fo:margin-bottom="0in" fo:line-height="150%" fo:text-indent="0in" style:auto-text-indent="false"/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0.3335in" fo:margin-right="0in" fo:margin-top="0in" fo:margin-bottom="0in" fo:line-height="150%" fo:text-align="justify" style:justify-single-word="false" fo:text-indent="0in" style:auto-text-indent="false"/>
      <style:text-properties fo:color="#008000" style:font-name="Arial" fo:font-size="10pt" fo:language="pt" fo:country="BR" style:font-size-asian="10pt" style:font-name-complex="Arial"/>
    </style:style>
    <style:style style:name="P26" style:family="paragraph" style:parent-style-name="Text_20_body">
      <style:paragraph-properties fo:margin-left="0.3335in" fo:margin-right="0in" fo:margin-top="0in" fo:margin-bottom="0in" fo:line-height="150%" fo:text-align="justify" style:justify-single-word="false" fo:text-indent="0in" style:auto-text-indent="false">
        <style:tab-stops>
          <style:tab-stop style:position="1.6665in"/>
        </style:tab-stops>
      </style:paragraph-properties>
      <style:text-properties fo:color="#008000" style:font-name="Arial" fo:font-size="10pt" fo:language="pt" fo:country="BR" style:font-size-asian="10pt" style:font-name-complex="Arial"/>
    </style:style>
    <style:style style:name="P27" style:family="paragraph" style:parent-style-name="Text_20_body" style:list-style-name="WW8Num4">
      <style:paragraph-properties fo:margin-left="1.248in" fo:margin-right="0in" fo:margin-top="0in" fo:margin-bottom="0in" fo:line-height="150%" fo:text-indent="-0.5in" style:auto-text-indent="false">
        <style:tab-stops>
          <style:tab-stop style:position="1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8" style:family="paragraph" style:parent-style-name="Text_20_body" style:list-style-name="WW8Num13">
      <style:paragraph-properties fo:margin-left="1.25in" fo:margin-right="0in" fo:margin-top="0in" fo:margin-bottom="0in" fo:line-height="150%" fo:text-align="justify" style:justify-single-word="false" fo:text-indent="-0.5in" style:auto-text-indent="false">
        <style:tab-stops>
          <style:tab-stop style:position="0.916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9" style:family="paragraph" style:parent-style-name="Text_20_body" style:list-style-name="WW8Num13">
      <style:paragraph-properties fo:margin-left="1.25in" fo:margin-right="0in" fo:margin-top="0in" fo:margin-bottom="0in" fo:line-height="150%" fo:text-indent="-0.5in" style:auto-text-indent="false">
        <style:tab-stops>
          <style:tab-stop style:position="0.916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30" style:family="paragraph" style:parent-style-name="Text_20_body" style:list-style-name="WW8Num2">
      <style:paragraph-properties fo:margin-left="0.9957in" fo:margin-right="0in" fo:margin-top="0in" fo:margin-bottom="0in" fo:text-align="justify" style:justify-single-word="false" fo:text-indent="-0.248in" style:auto-text-indent="false">
        <style:tab-stops>
          <style:tab-stop style:position="1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31" style:family="paragraph" style:parent-style-name="Text_20_body">
      <style:paragraph-properties fo:margin-left="0in" fo:margin-right="0in" fo:margin-top="0.0835in" fo:margin-bottom="0.0835in" fo:text-align="center" style:justify-single-word="false" fo:text-indent="0in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2" style:family="paragraph" style:parent-style-name="Text_20_body">
      <style:paragraph-properties fo:margin-left="0in" fo:margin-right="0in" fo:margin-top="0.0835in" fo:margin-bottom="0.0835in" fo:text-indent="0in" style:auto-text-indent="false"/>
      <style:text-properties style:font-name="Arial" fo:font-size="10pt" fo:language="pt" fo:country="BR" style:font-size-asian="10pt" style:font-name-complex="Arial"/>
    </style:style>
    <style:style style:name="P33" style:family="paragraph" style:parent-style-name="Text_20_body">
      <style:paragraph-properties fo:margin-left="0in" fo:margin-right="0in" fo:margin-top="0.0835in" fo:margin-bottom="0.0835in" fo:text-align="center" style:justify-single-word="false" fo:text-indent="0in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4" style:family="paragraph" style:parent-style-name="Text_20_body">
      <style:paragraph-properties fo:margin-left="0in" fo:margin-right="0in" fo:margin-top="0.0835in" fo:margin-bottom="0.0835in" fo:text-indent="0in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5" style:family="paragraph" style:parent-style-name="Text_20_body">
      <style:paragraph-properties fo:margin-left="0in" fo:margin-right="0in" fo:margin-top="0in" fo:margin-bottom="0in" fo:line-height="150%" fo:text-indent="0in" style:auto-text-indent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Text_20_body">
      <style:paragraph-properties fo:margin-left="0in" fo:margin-right="0in" fo:margin-top="0in" fo:margin-bottom="0in" fo:line-height="150%" fo:text-align="justify" style:justify-single-word="false" fo:text-indent="0in" style:auto-text-indent="false">
        <style:tab-stops>
          <style:tab-stop style:position="1.6665in"/>
        </style:tab-stops>
      </style:paragraph-properties>
      <style:text-properties fo:color="#008000" style:font-name="Arial" fo:font-size="10pt" fo:language="pt" fo:country="BR" style:font-size-asian="10pt" style:font-name-complex="Arial"/>
    </style:style>
    <style:style style:name="P37" style:family="paragraph" style:parent-style-name="Text_20_body" style:list-style-name="WW8Num12">
      <style:paragraph-properties fo:margin-left="1in" fo:margin-right="0in" fo:margin-top="0.0835in" fo:margin-bottom="0.0835in" fo:text-indent="-0.9917in" style:auto-text-indent="false">
        <style:tab-stops>
          <style:tab-stop style:position="0.1752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38" style:family="paragraph" style:parent-style-name="Text_20_body" style:list-style-name="WW8Num12">
      <style:paragraph-properties fo:margin-left="1in" fo:margin-right="0in" fo:margin-top="0.0835in" fo:margin-bottom="0.0835in" fo:text-indent="-0.9917in" style:auto-text-indent="false" style:snap-to-layout-grid="false">
        <style:tab-stops>
          <style:tab-stop style:position="0.1752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39" style:family="paragraph" style:parent-style-name="Text_20_body" style:list-style-name="WW8Num5">
      <style:paragraph-properties fo:margin-left="0.1752in" fo:margin-right="0in" fo:margin-top="0.0835in" fo:margin-bottom="0.0835in" fo:text-indent="-0.1665in" style:auto-text-indent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Text_20_body" style:list-style-name="WW8Num7">
      <style:paragraph-properties fo:margin-left="0.5in" fo:margin-right="0in" fo:line-height="150%" fo:text-indent="0.248in" style:auto-text-indent="false">
        <style:tab-stops>
          <style:tab-stop style:position="1.1665in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41" style:family="paragraph" style:parent-style-name="Text_20_body" style:list-style-name="WW8Num2">
      <style:paragraph-properties fo:margin-left="1.25in" fo:margin-right="0in" fo:margin-top="0in" fo:margin-bottom="0in" fo:line-height="150%" fo:text-align="justify" style:justify-single-word="false" fo:text-indent="-0.0835in" style:auto-text-indent="false">
        <style:tab-stops>
          <style:tab-stop style:position="1in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42" style:family="paragraph" style:parent-style-name="Text_20_body">
      <style:paragraph-properties fo:margin-left="1.5in" fo:margin-right="0in" fo:margin-top="0in" fo:margin-bottom="0in" fo:line-height="150%" fo:text-align="justify" style:justify-single-word="false" fo:text-indent="0in" style:auto-text-indent="false">
        <style:tab-stops>
          <style:tab-stop style:position="1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3" style:family="paragraph" style:parent-style-name="Text_20_body">
      <style:paragraph-properties fo:margin-left="1.5in" fo:margin-right="0in" fo:margin-top="0in" fo:margin-bottom="0in" fo:line-height="150%" fo:text-align="justify" style:justify-single-word="false" fo:text-indent="-0.0835in" style:auto-text-indent="false"/>
      <style:text-properties style:font-name="Arial" fo:font-size="10pt" fo:language="pt" fo:country="BR" style:font-size-asian="10pt" style:font-name-complex="Arial"/>
    </style:style>
    <style:style style:name="P44" style:family="paragraph" style:parent-style-name="Text_20_body">
      <style:paragraph-properties fo:margin-left="1.5in" fo:margin-right="0in" fo:margin-top="0in" fo:margin-bottom="0in" fo:line-height="150%" fo:text-align="justify" style:justify-single-word="false" fo:text-indent="-0.0835in" style:auto-text-indent="false">
        <style:tab-stops>
          <style:tab-stop style:position="1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5" style:family="paragraph" style:parent-style-name="Text_20_body" style:list-style-name="WW8Num2">
      <style:paragraph-properties fo:margin-left="1.5in" fo:margin-right="0in" fo:margin-top="0in" fo:margin-bottom="0in" fo:line-height="150%" fo:text-align="justify" style:justify-single-word="false" fo:text-indent="-0.3335in" style:auto-text-indent="false">
        <style:tab-stops>
          <style:tab-stop style:position="1in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46" style:family="paragraph" style:parent-style-name="Text_20_body">
      <style:paragraph-properties fo:margin-left="0.3346in" fo:margin-right="0in" fo:margin-top="0in" fo:margin-bottom="0.0835in" fo:line-height="150%" fo:text-align="justify" style:justify-single-word="false" fo:text-indent="0in" style:auto-text-indent="false"/>
      <style:text-properties fo:color="#008000" style:font-name="Arial" fo:font-size="10pt" fo:language="pt" fo:country="BR" fo:font-weight="bold" style:font-size-asian="10pt" style:font-weight-asian="bold" style:font-name-complex="Arial"/>
    </style:style>
    <style:style style:name="P47" style:family="paragraph" style:parent-style-name="Text_20_body" style:list-style-name="WW8Num8">
      <style:paragraph-properties fo:margin-left="0.1752in" fo:margin-right="0in" fo:margin-top="0in" fo:margin-bottom="0in" fo:line-height="150%" fo:text-align="justify" style:justify-single-word="false" fo:text-indent="0.5752in" style:auto-text-indent="false"/>
    </style:style>
    <style:style style:name="P48" style:family="paragraph" style:parent-style-name="Text_20_body" style:list-style-name="WW8Num17">
      <style:paragraph-properties fo:margin-left="0.1752in" fo:margin-right="0in" fo:margin-top="0in" fo:margin-bottom="0in" fo:line-height="150%" fo:text-indent="0.5752in" style:auto-text-indent="false"/>
      <style:text-properties style:font-name="Arial" fo:font-size="10pt" fo:language="pt" fo:country="BR" style:font-size-asian="10pt" style:font-name-complex="Arial"/>
    </style:style>
    <style:style style:name="P49" style:family="paragraph" style:parent-style-name="Text_20_body">
      <style:paragraph-properties fo:margin-left="1in" fo:margin-right="0in" fo:margin-top="0in" fo:margin-bottom="0in" fo:line-height="150%" fo:text-indent="0in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50" style:family="paragraph" style:parent-style-name="Text_20_body">
      <style:paragraph-properties fo:margin-left="0.3335in" fo:margin-right="0in" fo:margin-top="0in" fo:margin-bottom="0in" fo:text-indent="-0.3335in" style:auto-text-indent="false">
        <style:tab-stops>
          <style:tab-stop style:position="0.333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51" style:family="paragraph" style:parent-style-name="Text_20_body">
      <style:paragraph-properties fo:margin-left="0.3335in" fo:margin-right="0in" fo:margin-top="0in" fo:margin-bottom="0in" fo:line-height="150%" fo:text-align="justify" style:justify-single-word="false" fo:text-indent="-0.3335in" style:auto-text-indent="false">
        <style:tab-stops>
          <style:tab-stop style:position="0.333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52" style:family="paragraph" style:parent-style-name="Standard">
      <style:text-properties style:language-asian="en" style:country-asian="US"/>
    </style:style>
    <style:style style:name="P53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54" style:family="paragraph" style:parent-style-name="Standard"/>
    <style:style style:name="P55" style:family="paragraph" style:parent-style-name="Standard">
      <style:text-properties fo:language="en" fo:country="US" style:language-asian="en" style:country-asian="US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Standard">
      <style:text-properties fo:language="none" fo:country="none" style:language-asian="en" style:country-asian="US"/>
    </style:style>
    <style:style style:name="P58" style:family="paragraph" style:parent-style-name="Standard">
      <style:text-properties fo:font-weight="bold" style:font-weight-asian="bold"/>
    </style:style>
    <style:style style:name="P59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0" style:family="paragraph" style:parent-style-name="Standard">
      <style:text-properties fo:color="#008000" style:font-name="Arial" fo:font-size="9pt" fo:font-weight="bold" style:font-size-asian="9pt" style:font-weight-asian="bold" style:font-name-complex="Arial" style:font-size-complex="9pt"/>
    </style:style>
    <style:style style:name="P61" style:family="paragraph" style:parent-style-name="Standard">
      <style:paragraph-properties fo:margin-left="0.3335in" fo:margin-right="0in" fo:text-indent="0in" style:auto-text-indent="false"/>
    </style:style>
    <style:style style:name="P62" style:family="paragraph" style:parent-style-name="Standard">
      <style:paragraph-properties fo:margin-left="0.3335in" fo:margin-right="0in" fo:text-indent="0in" style:auto-text-indent="false"/>
      <style:text-properties fo:font-weight="bold" style:font-weight-asian="bold"/>
    </style:style>
    <style:style style:name="P63" style:family="paragraph" style:parent-style-name="Standard" style:list-style-name="WW8Num10">
      <style:paragraph-properties fo:margin-left="0.4957in" fo:margin-right="0in" fo:margin-top="0.0835in" fo:margin-bottom="0in" fo:text-indent="-0.248in" style:auto-text-indent="false"/>
    </style:style>
    <style:style style:name="P64" style:family="paragraph" style:parent-style-name="Standard" style:list-style-name="WW8Num10">
      <style:paragraph-properties fo:margin-left="0.4957in" fo:margin-right="0in" fo:margin-top="0.0835in" fo:margin-bottom="0in" fo:text-indent="-0.248in" style:auto-text-indent="false"/>
      <style:text-properties fo:color="#008000" style:font-name="Arial" fo:font-size="9pt" style:font-size-asian="9pt" style:font-name-complex="Arial" style:font-size-complex="9pt"/>
    </style:style>
    <style:style style:name="P65" style:family="paragraph" style:parent-style-name="Standard">
      <style:paragraph-properties fo:margin-left="0.248in" fo:margin-right="0in" fo:margin-top="0.0835in" fo:margin-bottom="0in" fo:text-indent="0.2445in" style:auto-text-indent="false"/>
      <style:text-properties fo:color="#008000" style:font-name="Arial" fo:font-size="9pt" style:font-size-asian="9pt" style:font-name-complex="Arial" style:font-size-complex="9pt"/>
    </style:style>
    <style:style style:name="P66" style:family="paragraph" style:parent-style-name="Standard">
      <style:paragraph-properties fo:margin-left="0in" fo:margin-right="0in" fo:text-indent="0.25in" style:auto-text-indent="false"/>
    </style:style>
    <style:style style:name="P67" style:family="paragraph" style:parent-style-name="Standard">
      <style:paragraph-properties fo:margin-left="0in" fo:margin-right="0in" fo:text-indent="0.25in" style:auto-text-indent="false"/>
      <style:text-properties fo:color="#008000" style:font-name="Arial" fo:font-size="9pt" style:font-size-asian="9pt" style:font-name-complex="Arial" style:font-size-complex="9pt"/>
    </style:style>
    <style:style style:name="P6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0" style:family="paragraph" style:parent-style-name="Footer">
      <style:paragraph-properties>
        <style:tab-stops/>
      </style:paragraph-properties>
    </style:style>
    <style:style style:name="P71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72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73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74" style:family="paragraph" style:parent-style-name="Heading_20_2" style:list-style-name="WW8Num6">
      <style:paragraph-properties fo:margin-left="0.9165in" fo:margin-right="0in" fo:margin-top="0in" fo:margin-bottom="0in" fo:text-indent="-0.25in" style:auto-text-indent="false" style:text-autospace="none" style:punctuation-wrap="simple" style:vertical-align="baseline">
        <style:tab-stops>
          <style:tab-stop style:position="0.75in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5" style:family="paragraph" style:parent-style-name="Heading_20_2" style:list-style-name="WW8Num6">
      <style:paragraph-properties fo:margin-left="0.4957in" fo:margin-right="0in" fo:margin-top="0.0835in" fo:margin-bottom="0in" fo:text-indent="-0.248in" style:auto-text-indent="false" style:text-autospace="none" style:punctuation-wrap="simple" style:vertical-align="baseline">
        <style:tab-stops>
          <style:tab-stop style:position="0.75in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6" style:family="paragraph" style:parent-style-name="Heading_20_2" style:list-style-name="WW8Num6">
      <style:paragraph-properties fo:margin-left="0.4957in" fo:margin-right="0in" fo:margin-top="0.0835in" fo:margin-bottom="0in" fo:text-indent="-0.248in" style:auto-text-indent="false" fo:break-before="page" style:text-autospace="none" style:punctuation-wrap="simple" style:vertical-align="baseline">
        <style:tab-stops>
          <style:tab-stop style:position="0.75in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7" style:family="paragraph" style:parent-style-name="Heading_20_2" style:list-style-name="WW8Num6">
      <style:paragraph-properties fo:margin-left="0.9165in" fo:margin-right="0in" fo:margin-top="0in" fo:margin-bottom="0in" fo:text-indent="-0.6665in" style:auto-text-indent="false" style:text-autospace="none" style:punctuation-wrap="simple" style:vertical-align="baseline">
        <style:tab-stops>
          <style:tab-stop style:position="0.75in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8" style:family="paragraph" style:parent-style-name="Heading_20_2" style:list-style-name="WW8Num7">
      <style:paragraph-properties fo:margin-left="0.3335in" fo:margin-right="0in" fo:text-indent="0.0102in" style:auto-text-indent="false">
        <style:tab-stops>
          <style:tab-stop style:position="0.75in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9" style:family="paragraph" style:parent-style-name="Heading_20_2" style:list-style-name="WW8Num7">
      <style:paragraph-properties fo:margin-left="0.3346in" fo:margin-right="0in" fo:margin-top="0.0835in" fo:margin-bottom="0in" fo:text-indent="0.0118in" style:auto-text-indent="false" fo:break-before="page">
        <style:tab-stops>
          <style:tab-stop style:position="0.3335in"/>
          <style:tab-stop style:position="0.75in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80" style:family="paragraph" style:parent-style-name="Heading_20_2" style:list-style-name="WW8Num7">
      <style:paragraph-properties fo:margin-left="0.4898in" fo:margin-right="0in" fo:margin-top="0in" fo:margin-bottom="0in" fo:text-indent="-0.1563in" style:auto-text-indent="false">
        <style:tab-stops>
          <style:tab-stop style:position="0.75in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81" style:family="paragraph" style:parent-style-name="Heading_20_2" style:list-style-name="WW8Num9">
      <style:paragraph-properties fo:margin-left="0.4898in" fo:margin-right="0in" fo:margin-top="0in" fo:margin-bottom="0in" fo:text-indent="-0.1563in" style:auto-text-indent="false">
        <style:tab-stops>
          <style:tab-stop style:position="0.75in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82" style:family="paragraph" style:parent-style-name="Heading_20_2" style:list-style-name="WW8Num7">
      <style:paragraph-properties fo:margin-left="0.4898in" fo:margin-right="0in" fo:margin-top="0in" fo:margin-bottom="0in" fo:text-indent="-0.1563in" style:auto-text-indent="false" fo:break-before="page">
        <style:tab-stops>
          <style:tab-stop style:position="0.75in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83" style:family="paragraph" style:parent-style-name="Heading_20_2">
      <style:paragraph-properties fo:margin-top="0in" fo:margin-bottom="0in"/>
      <style:text-properties fo:font-size="10pt" style:font-size-asian="10pt" style:font-size-complex="10pt"/>
    </style:style>
    <style:style style:name="P84" style:family="paragraph" style:parent-style-name="Heading_20_2" style:list-style-name="WW8Num7">
      <style:paragraph-properties fo:margin-left="0.4898in" fo:margin-right="0in" fo:margin-top="0in" fo:margin-bottom="0in" fo:text-indent="-0.1665in" style:auto-text-indent="false">
        <style:tab-stops>
          <style:tab-stop style:position="0.75in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85" style:family="paragraph" style:parent-style-name="Heading_20_2" style:list-style-name="WW8Num11">
      <style:paragraph-properties fo:margin-left="0.5in" fo:margin-right="0in" fo:margin-top="0in" fo:margin-bottom="0in" fo:text-indent="-0.1665in" style:auto-text-indent="false" style:text-autospace="none" style:punctuation-wrap="simple" style:vertical-align="baseline">
        <style:tab-stops>
          <style:tab-stop style:position="0.75in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86" style:family="paragraph" style:parent-style-name="Heading_20_2" style:list-style-name="WW8Num15">
      <style:paragraph-properties fo:margin-left="0.5in" fo:margin-right="0in" fo:margin-top="0in" fo:margin-bottom="0in" fo:text-indent="-0.1665in" style:auto-text-indent="false">
        <style:tab-stops>
          <style:tab-stop style:position="0.75in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87" style:family="paragraph" style:parent-style-name="Heading_20_4" style:list-style-name="WW8Num7">
      <style:paragraph-properties fo:margin-left="0.9165in" fo:margin-right="0in" fo:margin-top="0in" fo:margin-bottom="0in" fo:text-indent="-0.5835in" style:auto-text-indent="false">
        <style:tab-stops>
          <style:tab-stop style:position="0.916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88" style:family="paragraph" style:parent-style-name="Heading_20_4" style:list-style-name="WW8Num7">
      <style:paragraph-properties fo:margin-left="0.5835in" fo:margin-right="0in" fo:margin-top="0in" fo:margin-bottom="0in" fo:text-indent="-0.25in" style:auto-text-indent="false">
        <style:tab-stops>
          <style:tab-stop style:position="0.75in"/>
          <style:tab-stop style:position="0.916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89" style:family="paragraph" style:parent-style-name="Heading_20_4" style:list-style-name="WW8Num7">
      <style:paragraph-properties fo:margin-left="0.748in" fo:margin-right="0in" fo:margin-top="0in" fo:margin-bottom="0in" fo:text-indent="-0.3311in" style:auto-text-indent="false">
        <style:tab-stops>
          <style:tab-stop style:position="0.5835in"/>
          <style:tab-stop style:position="1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90" style:family="paragraph" style:parent-style-name="Heading_20_6">
      <style:paragraph-properties fo:margin-top="0in" fo:margin-bottom="0in" fo:text-align="justify" style:justify-single-word="false"/>
      <style:text-properties style:font-name="Arial" fo:font-size="10pt" style:font-size-asian="10pt" style:font-name-complex="Arial" style:font-size-complex="10pt"/>
    </style:style>
    <style:style style:name="P91" style:family="paragraph" style:parent-style-name="Heading_20_6">
      <style:paragraph-properties fo:margin-left="0.75in" fo:margin-right="0in" fo:margin-top="0in" fo:margin-bottom="0in" fo:line-height="150%" fo:text-align="justify" style:justify-single-word="false" fo:text-indent="0in" style:auto-text-indent="false"/>
      <style:text-properties style:font-name="Arial" fo:font-size="10pt" fo:font-weight="normal" style:font-size-asian="10pt" style:font-weight-asian="normal" style:font-name-complex="Arial" style:font-size-complex="10pt"/>
    </style:style>
    <style:style style:name="P92" style:family="paragraph" style:parent-style-name="Heading_20_6">
      <style:paragraph-properties fo:margin-top="0.0835in" fo:margin-bottom="0in" fo:line-height="150%">
        <style:tab-stops>
          <style:tab-stop style:position="0.75in"/>
        </style:tab-stops>
      </style:paragraph-properties>
    </style:style>
    <style:style style:name="P93" style:family="paragraph" style:parent-style-name="Heading_20_6">
      <style:paragraph-properties fo:margin-left="0.3335in" fo:margin-right="0in" fo:margin-top="0in" fo:margin-bottom="0in" fo:text-indent="0.4925in" style:auto-text-indent="false"/>
      <style:text-properties style:font-name="Arial" fo:font-size="10pt" style:font-size-asian="10pt" style:font-name-complex="Arial" style:font-size-complex="10pt"/>
    </style:style>
    <style:style style:name="P94" style:family="paragraph" style:parent-style-name="Heading_20_3" style:list-style-name="WW8Num7">
      <style:paragraph-properties fo:margin-left="0.5in" fo:margin-right="0in" fo:margin-top="0in" fo:margin-bottom="0in" fo:text-indent="-0.1665in" style:auto-text-indent="false">
        <style:tab-stops>
          <style:tab-stop style:position="0.3335in"/>
          <style:tab-stop style:position="0.75in"/>
        </style:tab-stops>
      </style:paragraph-properties>
      <style:text-properties fo:font-size="11pt" style:font-size-asian="11pt" style:font-size-complex="11pt"/>
    </style:style>
    <style:style style:name="P95" style:family="paragraph" style:parent-style-name="Heading_20_3" style:list-style-name="WW8Num7">
      <style:paragraph-properties fo:margin-left="0.5in" fo:margin-right="0in" fo:margin-top="0in" fo:margin-bottom="0in" fo:text-indent="-0.1665in" style:auto-text-indent="false">
        <style:tab-stops>
          <style:tab-stop style:position="0.75in"/>
          <style:tab-stop style:position="1in"/>
        </style:tab-stops>
      </style:paragraph-properties>
      <style:text-properties fo:font-size="11pt" style:font-size-asian="11pt" style:font-size-complex="11pt"/>
    </style:style>
    <style:style style:name="P96" style:family="paragraph" style:parent-style-name="Heading_20_3" style:list-style-name="WW8Num7">
      <style:paragraph-properties fo:margin-left="0.5in" fo:margin-right="0in" fo:margin-top="0in" fo:margin-bottom="0in" fo:text-indent="-0.1665in" style:auto-text-indent="false">
        <style:tab-stops>
          <style:tab-stop style:position="0.75in"/>
        </style:tab-stops>
      </style:paragraph-properties>
      <style:text-properties fo:font-size="11pt" style:font-size-asian="11pt" style:font-size-complex="11pt"/>
    </style:style>
    <style:style style:name="P97" style:family="paragraph" style:parent-style-name="Corpo_20_de_20_texto_20_2">
      <style:paragraph-properties fo:margin-left="0.748in" fo:margin-right="0in" fo:margin-top="0in" fo:margin-bottom="0in" fo:line-height="150%" fo:text-indent="0in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98" style:family="paragraph" style:parent-style-name="Corpo_20_de_20_texto_20_2">
      <style:paragraph-properties fo:margin-left="0.5in" fo:margin-right="0in" fo:margin-top="0in" fo:margin-bottom="0in" fo:text-indent="0in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99" style:family="paragraph" style:parent-style-name="Corpo_20_de_20_texto_20_2">
      <style:paragraph-properties fo:margin-left="0.5in" fo:margin-right="0in" fo:margin-top="0in" fo:margin-bottom="0in" fo:line-height="150%" fo:text-indent="0in" style:auto-text-indent="false"/>
      <style:text-properties style:font-name="Arial" fo:font-size="10pt" fo:language="pt" fo:country="BR" style:font-size-asian="10pt" style:font-name-complex="Arial"/>
    </style:style>
    <style:style style:name="P100" style:family="paragraph" style:parent-style-name="Corpo_20_de_20_texto_20_2">
      <style:paragraph-properties fo:margin-left="0.75in" fo:margin-right="0in" fo:margin-top="0in" fo:margin-bottom="0in" fo:line-height="150%" fo:text-align="justify" style:justify-single-word="false" fo:text-indent="0in" style:auto-text-indent="false"/>
    </style:style>
    <style:style style:name="P101" style:family="paragraph" style:parent-style-name="Com_20_marcadores" style:list-style-name="WW8Num16">
      <style:paragraph-properties fo:margin-left="0.1752in" fo:margin-right="0in" fo:margin-top="0in" fo:margin-bottom="0in" fo:line-height="150%" fo:text-indent="0.1583in" style:auto-text-indent="false"/>
      <style:text-properties style:font-name="Arial" fo:font-size="10pt" fo:language="pt" fo:country="BR" style:font-size-asian="10pt" style:font-name-complex="Arial"/>
    </style:style>
    <style:style style:name="P102" style:family="paragraph" style:parent-style-name="Com_20_marcadores" style:list-style-name="WW8Num3">
      <style:paragraph-properties fo:margin-left="0.1752in" fo:margin-right="0in" fo:margin-top="0in" fo:margin-bottom="0in" fo:text-indent="0.1583in" style:auto-text-indent="false"/>
      <style:text-properties style:font-name="Arial" fo:font-size="10pt" fo:language="pt" fo:country="BR" style:font-size-asian="10pt" style:font-name-complex="Arial"/>
    </style:style>
    <style:style style:name="P103" style:family="paragraph" style:parent-style-name="InfoBlue" style:list-style-name="WW8Num5">
      <style:paragraph-properties fo:margin-left="0.1752in" fo:margin-right="0in" fo:margin-top="0in" fo:margin-bottom="0in" fo:text-indent="-0.1665in" style:auto-text-indent="false" style:snap-to-layout-grid="false">
        <style:tab-stops>
          <style:tab-stop style:position="0.1752in"/>
          <style:tab-stop style:position="1.6665in"/>
        </style:tab-stops>
      </style:paragraph-properties>
      <style:text-properties fo:color="#000000" style:font-name="Arial" fo:font-style="normal" style:font-style-asian="normal" style:font-name-complex="Arial" style:font-size-complex="10pt"/>
    </style:style>
    <style:style style:name="P104" style:family="paragraph" style:parent-style-name="Contents_20_3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05" style:family="paragraph" style:parent-style-name="Title">
      <style:paragraph-properties fo:text-align="end" style:justify-single-word="false"/>
      <style:text-properties fo:language="pt" fo:country="BR"/>
    </style:style>
    <style:style style:name="P106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07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08" style:family="paragraph" style:parent-style-name="Title">
      <style:text-properties fo:font-size="12pt" fo:language="pt" fo:country="BR" style:font-size-asian="12pt" style:font-size-complex="12pt"/>
    </style:style>
    <style:style style:name="P109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10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11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112" style:family="paragraph" style:parent-style-name="Title">
      <style:paragraph-properties fo:margin-left="0.248in" fo:margin-right="0in" fo:line-height="150%" fo:text-align="justify" style:justify-single-word="false" fo:text-indent="0.252in" style:auto-text-indent="false"/>
    </style:style>
    <style:style style:name="P11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14" style:family="paragraph" style:parent-style-name="Heading_20_1">
      <style:paragraph-properties fo:text-align="center" style:justify-single-word="false">
        <style:tab-stops>
          <style:tab-stop style:position="0.3335in"/>
          <style:tab-stop style:position="6.539in" style:type="right" style:leader-style="dotted" style:leader-text="."/>
        </style:tab-stops>
      </style:paragraph-properties>
    </style:style>
    <style:style style:name="P115" style:family="paragraph" style:parent-style-name="Heading_20_1">
      <style:text-properties fo:font-size="12pt" style:font-size-asian="12pt" style:font-size-complex="12pt"/>
    </style:style>
    <style:style style:name="P116" style:family="paragraph" style:parent-style-name="Heading_20_1" style:list-style-name="WW8Num6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117" style:family="paragraph" style:parent-style-name="Heading_20_1" style:list-style-name="WW8Num6">
      <style:paragraph-properties fo:margin-left="0.3335in" fo:margin-right="0in" fo:margin-top="0in" fo:margin-bottom="0.0417in" fo:text-indent="-0.3335in" style:auto-text-indent="false">
        <style:tab-stops/>
      </style:paragraph-properties>
      <style:text-properties fo:font-size="12pt" style:font-size-asian="12pt" style:font-size-complex="12pt"/>
    </style:style>
    <style:style style:name="P118" style:family="paragraph" style:parent-style-name="Heading_20_1" style:list-style-name="WW8Num15">
      <style:paragraph-properties fo:margin-left="0.3335in" fo:margin-right="0in" fo:margin-top="0in" fo:margin-bottom="0in" fo:text-indent="-0.3335in" style:auto-text-indent="false" fo:break-before="page">
        <style:tab-stops>
          <style:tab-stop style:position="0.3335in"/>
        </style:tab-stops>
      </style:paragraph-properties>
      <style:text-properties fo:font-size="12pt" style:font-size-asian="12pt" style:font-size-complex="12pt"/>
    </style:style>
    <style:style style:name="P119" style:family="paragraph" style:parent-style-name="Heading_20_1" style:list-style-name="WW8Num15">
      <style:paragraph-properties fo:margin-left="0.3335in" fo:margin-right="0in" fo:margin-top="0in" fo:margin-bottom="0in" fo:text-indent="-0.3335in" style:auto-text-indent="false">
        <style:tab-stops>
          <style:tab-stop style:position="0.3335in"/>
        </style:tab-stops>
      </style:paragraph-properties>
      <style:text-properties fo:font-size="12pt" style:font-size-asian="12pt" style:font-size-complex="12pt"/>
    </style:style>
    <style:style style:name="P120" style:family="paragraph" style:parent-style-name="Heading_20_1" style:list-style-name="WW8Num7">
      <style:paragraph-properties fo:margin-left="0.4898in" fo:margin-right="0in" fo:margin-top="0in" fo:margin-bottom="0in" fo:text-indent="-0.4898in" style:auto-text-indent="false">
        <style:tab-stops>
          <style:tab-stop style:position="0.3335in"/>
        </style:tab-stops>
      </style:paragraph-properties>
      <style:text-properties fo:font-size="12pt" style:font-size-asian="12pt" style:font-size-complex="12pt"/>
    </style:style>
    <style:style style:name="P121" style:family="paragraph" style:parent-style-name="Heading_20_1" style:list-style-name="WW8Num15">
      <style:paragraph-properties fo:margin-left="0.4882in" fo:margin-right="0in" fo:margin-top="0.0835in" fo:margin-bottom="0in" fo:text-indent="-0.4882in" style:auto-text-indent="false">
        <style:tab-stops>
          <style:tab-stop style:position="0.3335in"/>
        </style:tab-stops>
      </style:paragraph-properties>
      <style:text-properties fo:font-size="12pt" style:font-size-asian="12pt" style:font-size-complex="12pt"/>
    </style:style>
    <style:style style:name="P122" style:family="paragraph" style:parent-style-name="Heading_20_1" style:list-style-name="WW8Num15">
      <style:paragraph-properties fo:margin-left="0.4882in" fo:margin-right="0in" fo:margin-top="0.0835in" fo:margin-bottom="0in" fo:text-indent="-0.4882in" style:auto-text-indent="false" fo:break-before="page">
        <style:tab-stops>
          <style:tab-stop style:position="0.3335in"/>
        </style:tab-stops>
      </style:paragraph-properties>
      <style:text-properties fo:font-size="12pt" style:font-size-asian="12pt" style:font-size-complex="12pt"/>
    </style:style>
    <style:style style:name="P12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124" style:family="paragraph" style:parent-style-name="RUP_20_Tabela">
      <style:paragraph-properties fo:keep-together="always" fo:keep-with-next="always"/>
      <style:text-properties fo:language="pt" fo:country="BR"/>
    </style:style>
    <style:style style:name="P125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126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127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28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129" style:family="paragraph" style:parent-style-name="Header">
      <style:paragraph-properties>
        <style:tab-stops/>
      </style:paragraph-properties>
    </style:style>
    <style:style style:name="P130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31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132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133" style:family="paragraph" style:parent-style-name="Header">
      <style:paragraph-properties style:snap-to-layout-grid="false"/>
    </style:style>
    <style:style style:name="P134" style:family="paragraph">
      <style:paragraph-properties style:writing-mode="lr-tb"/>
    </style:style>
    <style:style style:name="T1" style:family="text">
      <style:text-properties fo:language="pt" fo:country="BR"/>
    </style:style>
    <style:style style:name="T2" style:family="text">
      <style:text-properties fo:font-size="10pt" style:font-size-asian="10pt"/>
    </style:style>
    <style:style style:name="T3" style:family="text">
      <style:text-properties fo:font-size="10pt" fo:language="pt" fo:country="BR" fo:font-weight="normal" style:font-size-asian="10pt" style:language-asian="none" style:country-asian="none" style:font-weight-asian="normal"/>
    </style:style>
    <style:style style:name="T4" style:family="text">
      <style:text-properties fo:font-size="10pt" fo:language="pt" fo:country="BR" fo:font-weight="normal" style:font-size-asian="10pt" style:language-asian="none" style:country-asian="none" style:font-weight-asian="normal" style:font-name-complex="Arial"/>
    </style:style>
    <style:style style:name="T5" style:family="text">
      <style:text-properties fo:font-size="10pt" fo:language="none" fo:country="none" style:font-size-asian="10pt" style:language-asian="none" style:country-asian="none"/>
    </style:style>
    <style:style style:name="T6" style:family="text">
      <style:text-properties fo:color="#000000" fo:font-size="10pt" fo:font-weight="normal" style:letter-kerning="true" style:font-size-asian="10pt" style:font-weight-asian="normal" style:font-name-complex="Arial" style:font-size-complex="10pt" style:font-weight-complex="normal"/>
    </style:style>
    <style:style style:name="T7" style:family="text">
      <style:text-properties fo:color="#000000" fo:font-size="10pt" fo:language="pt" fo:country="BR" fo:font-weight="normal" style:font-size-asian="10pt" style:language-asian="none" style:country-asian="none" style:font-weight-asian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Arial" fo:font-size="10pt" fo:font-weight="bold" style:font-size-asian="10pt" style:font-weight-asian="bold" style:font-name-complex="Arial"/>
    </style:style>
    <style:style style:name="T10" style:family="text">
      <style:text-properties style:font-name="Arial" fo:font-size="10pt" style:font-size-asian="10pt" style:font-name-complex="Arial"/>
    </style:style>
    <style:style style:name="T11" style:family="text">
      <style:text-properties style:font-name="Arial" fo:font-size="10pt" style:font-size-asian="10pt" style:font-name-complex="Arial" style:font-size-complex="10pt"/>
    </style:style>
    <style:style style:name="T12" style:family="text">
      <style:text-properties style:font-name="Arial" fo:font-size="10pt" fo:language="pt" fo:country="BR" style:font-size-asian="10pt" style:font-name-complex="Arial"/>
    </style:style>
    <style:style style:name="T13" style:family="text">
      <style:text-properties style:font-name="Arial" fo:font-size="10pt" fo:language="pt" fo:country="BR" style:font-size-asian="10pt" style:font-name-complex="Arial" style:font-weight-complex="bold"/>
    </style:style>
    <style:style style:name="T14" style:family="text">
      <style:text-properties style:font-name="Arial" fo:font-size="10pt" fo:language="pt" fo:country="BR" style:font-size-asian="10pt" style:font-name-complex="Arial" style:font-style-complex="italic"/>
    </style:style>
    <style:style style:name="T15" style:family="text">
      <style:text-properties style:font-name="Arial" fo:font-size="10pt" fo:language="pt" fo:country="BR" fo:font-style="normal" style:font-size-asian="10pt" style:font-style-asian="normal" style:font-name-complex="Arial"/>
    </style:style>
    <style:style style:name="T16" style:family="text">
      <style:text-properties style:font-name="Arial" fo:font-size="10pt" fo:font-weight="normal" style:font-size-asian="10pt" style:font-weight-asian="normal" style:font-name-complex="Arial" style:font-size-complex="10pt"/>
    </style:style>
    <style:style style:name="T17" style:family="text">
      <style:text-properties fo:color="#008000" style:font-name="Arial" fo:font-size="10pt" fo:font-weight="bold" style:font-size-asian="10pt" style:font-weight-asian="bold" style:font-name-complex="Arial"/>
    </style:style>
    <style:style style:name="T18" style:family="text">
      <style:text-properties fo:color="#008000" style:font-name="Arial" fo:font-size="10pt" fo:language="pt" fo:country="BR" fo:font-weight="bold" style:font-size-asian="10pt" style:font-weight-asian="bold" style:font-name-complex="Arial"/>
    </style:style>
    <style:style style:name="T19" style:family="text">
      <style:text-properties fo:color="#008000" style:font-name="Arial" fo:font-size="10pt" fo:language="pt" fo:country="BR" fo:font-weight="bold" style:font-size-asian="10pt" style:font-weight-asian="bold" style:font-name-complex="Arial" style:font-weight-complex="bold"/>
    </style:style>
    <style:style style:name="T20" style:family="text">
      <style:text-properties fo:color="#008000" style:font-name="Arial" fo:font-size="10pt" fo:language="pt" fo:country="BR" fo:font-style="normal" fo:font-weight="bold" style:font-size-asian="10pt" style:font-style-asian="normal" style:font-weight-asian="bold" style:font-name-complex="Arial"/>
    </style:style>
    <style:style style:name="T21" style:family="text">
      <style:text-properties fo:color="#008000" style:font-name="Arial" fo:font-size="9pt" style:font-size-asian="9pt" style:font-name-complex="Arial" style:font-size-complex="9pt"/>
    </style:style>
    <style:style style:name="T22" style:family="text">
      <style:text-properties fo:color="#008000" style:font-name="Arial" fo:font-size="9pt" fo:language="en" fo:country="US" style:font-size-asian="9pt" style:font-name-complex="Arial" style:font-size-complex="9pt"/>
    </style:style>
    <style:style style:name="T23" style:family="text">
      <style:text-properties fo:color="#008000" fo:font-size="10pt" fo:language="pt" fo:country="BR" style:font-size-asian="10pt" style:language-asian="none" style:country-asian="none"/>
    </style:style>
    <style:style style:name="T24" style:family="text">
      <style:text-properties fo:color="#008000" style:font-name="Wingdings" fo:font-size="9pt" style:font-size-asian="9pt" style:font-size-complex="9pt"/>
    </style:style>
    <style:style style:name="T25" style:family="text">
      <style:text-properties style:font-name="Wingdings" fo:font-size="10pt" style:font-size-asian="10pt"/>
    </style:style>
    <style:style style:name="T26" style:family="text">
      <style:text-properties fo:language="none" fo:country="none"/>
    </style:style>
    <style:style style:name="T27" style:family="text">
      <style:text-properties fo:font-size="9pt" style:font-size-asian="9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ccffcc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fo:margin-left="0in" fo:margin-right="0.148in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/>
      <text:p text:style-name="P105"/>
      <text:p text:style-name="P105"/>
      <text:p text:style-name="P105"/>
      <text:p text:style-name="P52"/>
      <text:p text:style-name="P106">Definição de Requisitos</text:p>
      <text:p text:style-name="P53"/>
      <text:p text:style-name="P53"/>
      <text:p text:style-name="P53"/>
      <text:p text:style-name="P53"/>
      <text:p text:style-name="P106">Nome do Projeto - Versão 9.9</text:p>
      <text:p text:style-name="P109">Nome do Módulo - Release 9.9</text:p>
      <text:p text:style-name="P53"/>
      <text:p text:style-name="P53"/>
      <text:p text:style-name="P53"/>
      <text:p text:style-name="P53"/>
      <text:p text:style-name="P110"/>
      <text:p text:style-name="P107"/>
      <text:section text:style-name="Sect2" text:name="Seção1">
        <text:p text:style-name="P54"/>
      </text:section>
      <text:section text:style-name="Sect3" text:name="Seção2">
        <text:p text:style-name="P108"/>
        <text:p text:style-name="P111">Sumário</text:p>
        <text:p text:style-name="P55"/>
        <text:table-of-content text:style-name="Sect1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4.9236in" style:leader-char="." style:with-tab="false"/>
            </text:table-of-content-entry-template>
          </text:table-of-content-source>
          <text:index-body>
            <text:p text:style-name="P68"><text:a xlink:type="simple" xlink:href="#1. Definição de Requisitos|outline"><text:s/>Definição de Requisitos<text:tab/>3</text:a></text:p>
            <text:p text:style-name="P68"><text:a xlink:type="simple" xlink:href="#1.Introdução|outline">1.Introdução<text:tab/>3</text:a></text:p>
            <text:p text:style-name="P127"><text:a xlink:type="simple" xlink:href="#1.1.Finalidade |outline">1.1Finalidade <text:tab/>3</text:a></text:p>
            <text:p text:style-name="P127"><text:a xlink:type="simple" xlink:href="#1.2.Escopo|outline">1.2Escopo<text:tab/>3</text:a></text:p>
            <text:p text:style-name="P127"><text:a xlink:type="simple" xlink:href="#1.3.Definições, Acrônimos e Abreviações|outline">1.3Definições, Acrônimos e Abreviações<text:tab/>3</text:a></text:p>
            <text:p text:style-name="P127"><text:a xlink:type="simple" xlink:href="#1.4.Dependências|outline">1.4Dependências<text:tab/>4</text:a></text:p>
            <text:p text:style-name="P127"><text:a xlink:type="simple" xlink:href="#1.5.Restrições|outline">1.5Restrições<text:tab/>5</text:a></text:p>
            <text:p text:style-name="P127"><text:a xlink:type="simple" xlink:href="#1.6.Referências|outline">1.6Referências<text:tab/>5</text:a></text:p>
            <text:p text:style-name="P68"><text:a xlink:type="simple" xlink:href="#2.Descrição|outline">2.Descrição<text:tab/>5</text:a></text:p>
            <text:p text:style-name="P127"><text:a xlink:type="simple" xlink:href="#1.1.Objetivos|outline">2.1Objetivos<text:tab/>5</text:a></text:p>
            <text:p text:style-name="P104"><text:a xlink:type="simple" xlink:href="#1.1.1.Ambiente|outline">2.1.1Ambiente<text:tab/>5</text:a></text:p>
            <text:p text:style-name="P69"><text:a xlink:type="simple" xlink:href="#1.1.1.1.Visão Geral|outline">2.1.1.1Visão Geral<text:tab/>6</text:a></text:p>
            <text:p text:style-name="P69"><text:a xlink:type="simple" xlink:href="#1.1.1.2.Usuários Finais |outline">2.1.1.2Usuários Finais <text:tab/>6</text:a></text:p>
            <text:p text:style-name="P69"><text:a xlink:type="simple" xlink:href="#1.1.1.3.Instalação e Suporte|outline">2.1.1.3Instalação e Suporte<text:tab/>6</text:a></text:p>
            <text:p text:style-name="P127"><text:a xlink:type="simple" xlink:href="#1.2.Migração, Compatibilidade e Co-Existência |outline">2.2Migração, Compatibilidade e Co-Existência <text:tab/>8</text:a></text:p>
            <text:p text:style-name="P68"><text:a xlink:type="simple" xlink:href="#2.Requisitos do Sistema|outline">3Requisitos do Sistema<text:tab/>8</text:a></text:p>
            <text:p text:style-name="P127"><text:a xlink:type="simple" xlink:href="#2.1.Requisitos Funcionais e de Dados |outline">3.1Requisitos Funcionais e de Dados <text:tab/>8</text:a></text:p>
            <text:p text:style-name="P127"><text:a xlink:type="simple" xlink:href="#2.2.Requisitos de Projeto|outline">3.2Requisitos de Projeto<text:tab/>9</text:a></text:p>
            <text:p text:style-name="P127"><text:a xlink:type="simple" xlink:href="#2.3.Requisitos de Performance|outline">3.3Requisitos de Performance<text:tab/>9</text:a></text:p>
            <text:p text:style-name="P104"><text:a xlink:type="simple" xlink:href="#2.3.1.Velocidade|outline">3.3.1Velocidade<text:tab/>9</text:a></text:p>
            <text:p text:style-name="P104"><text:a xlink:type="simple" xlink:href="#2.3.2.Confiabilidade, Disponibilidade e Manutenabilidade|outline">3.3.2Confiabilidade, Disponibilidade e Manutenabilidade<text:tab/>9</text:a></text:p>
            <text:p text:style-name="P104"><text:a xlink:type="simple" xlink:href="#2.3.3.Limite de Capacidade|outline">3.3.3Limite de Capacidade<text:tab/>9</text:a></text:p>
            <text:p text:style-name="P127"><text:a xlink:type="simple" xlink:href="#2.4.Requisitos de Interface Externa |outline">3.4Requisitos de Interface Externa <text:tab/>10</text:a></text:p>
            <text:p text:style-name="P104"><text:a xlink:type="simple" xlink:href="#2.4.1.Interface do usuário|outline">3.4.1Interface do usuário<text:tab/>10</text:a></text:p>
            <text:p text:style-name="P104"><text:a xlink:type="simple" xlink:href="#2.4.2.Interface de Hardware |outline">3.4.2Interface de Hardware <text:tab/>10</text:a></text:p>
            <text:p text:style-name="P104"><text:a xlink:type="simple" xlink:href="#2.4.3.Interface de Software|outline">3.4.3Interface de Software<text:tab/>10</text:a></text:p>
            <text:p text:style-name="P127"><text:a xlink:type="simple" xlink:href="#2.5.Requisitos de Segurança|outline">3.5Requisitos de Segurança<text:tab/>10</text:a></text:p>
            <text:p text:style-name="P127"><text:a xlink:type="simple" xlink:href="#2.6.Requisitos de Integridades |outline">3.6Requisitos de Integridades <text:tab/>10</text:a></text:p>
            <text:p text:style-name="P127"><text:a xlink:type="simple" xlink:href="#2.7.Requisitos Internacionais |outline">3.7Requisitos Internacionais <text:tab/>12</text:a></text:p>
            <text:p text:style-name="P127"><text:a xlink:type="simple" xlink:href="#2.8.Exigências de Prazos e Custos |outline">3.8Exigências de Prazos e Custos <text:tab/>12</text:a></text:p>
            <text:p text:style-name="P127"><text:a xlink:type="simple" xlink:href="#1.1.Exigências de Documentação|outline">3.9Exigências de Documentação<text:tab/>12</text:a></text:p>
            <text:p text:style-name="P127"><text:a xlink:type="simple" xlink:href="#1.1.Exigências de Treinamento|outline">3.10.Exigências de Treinamento<text:tab/>12</text:a></text:p>
            <text:p text:style-name="P127"><text:a xlink:type="simple" xlink:href="#1.2.Sumário de Tecnologia |outline">3.11.Sumário de Tecnologia <text:tab/>12</text:a></text:p>
            <text:p text:style-name="P127"><text:a xlink:type="simple" xlink:href="#1.1.Outros Requisitos |outline">3.12Outros Requisitos <text:tab/>12</text:a></text:p>
            <text:p text:style-name="P68"><text:a xlink:type="simple" xlink:href="#2.Critério de Aceitação |outline">4.Critério de Aceitação <text:tab/>14</text:a></text:p>
            <text:p text:style-name="P68"><text:a xlink:type="simple" xlink:href="#3.Requisitos Funcionais Alternativos|outline">5.Requisitos Funcionais Alternativos<text:tab/>14</text:a></text:p>
            <text:p text:style-name="P68"><text:a xlink:type="simple" xlink:href="#4.Responsabilidades|outline">6.Responsabilidades<text:tab/>14</text:a></text:p>
            <text:p text:style-name="P68"><text:soft-page-break/><text:a xlink:type="simple" xlink:href="#5.Assinaturas|outline">7.Assinaturas<text:tab/>15</text:a></text:p>
          </text:index-body>
        </text:table-of-content>
        <text:h text:style-name="P114" text:outline-level="1"><text:s/>Definição de Requisitos</text:h>
        <text:p text:style-name="Standard"/>
        <text:p text:style-name="P57"><draw:frame draw:style-name="fr1" draw:name="Quadro1" text:anchor-type="char" svg:x="0.2374in" svg:y="0.0555in" svg:width="6.2709in" svg:height="0.961in" draw:z-index="4"><draw:text-box><text:p text:style-name="P56"><text:span text:style-name="T9">Instrução:</text:span><text:span text:style-name="T10"> Dentro de cada seção estão instruções de como preencher. Supra estas instruções quando as informações específicas do projeto forem adicionadas. Atualiza o índice de cada seção às necessidades do projeto. Se nenhuma informação se aplicar a uma seção particular, escreva dentro da seção: “</text:span><text:span text:style-name="T17">Não aplicável a este projeto.</text:span><text:span text:style-name="T10">”.</text:span></text:p><text:p text:style-name="P56"><text:span text:style-name="T25"></text:span><text:span text:style-name="T10"> Retirar esta instrução do documento oficial.</text:span></text:p><text:p text:style-name="P56"/></draw:text-box></draw:frame></text:p>
        <text:p text:style-name="P52"/>
        <text:h text:style-name="P115" text:outline-level="1"/>
        <text:p text:style-name="Standard"/>
        <text:p text:style-name="Standard"/>
        <text:list xml:id="list29348949" text:style-name="WW8Num6">
          <text:list-item>
            <text:h text:style-name="P116" text:outline-level="1">Introdução</text:h>
          </text:list-item>
        </text:list>
        <text:p text:style-name="Standard"/>
        <text:list xml:id="list29394604" text:continue-numbering="true" text:style-name="WW8Num6">
          <text:list-item>
            <text:list>
              <text:list-item>
                <text:h text:style-name="P74" text:outline-level="2">Finalidade </text:h>
              </text:list-item>
            </text:list>
          </text:list-item>
        </text:list>
        <text:p text:style-name="P4"/>
        <text:p text:style-name="P8"><text:span text:style-name="T12">Esse documento define os requisitos da &lt;</text:span><text:span text:style-name="T18">superintendência – Coordenação</text:span><text:span text:style-name="T12">&gt;, para o desenvolvimento do módulo &lt;</text:span><text:span text:style-name="T18">nome do módulo</text:span><text:span text:style-name="T12">&gt; que compõe o sistema &lt;</text:span><text:span text:style-name="T18">nome do sistema</text:span><text:span text:style-name="T12">&gt;. <text:s/></text:span></text:p>
        <text:p text:style-name="P97">Uma visão detalhada de todos os requisitos é feita para melhor entendimento.</text:p>
        <text:p text:style-name="P97">A aceitação deste documento define a linha de base dos requisitos. </text:p>
        <text:p text:style-name="P98"/>
        <text:list xml:id="list29394701" text:continue-numbering="true" text:style-name="WW8Num6">
          <text:list-item>
            <text:list>
              <text:list-item>
                <text:h text:style-name="P75" text:outline-level="2">Escopo</text:h>
              </text:list-item>
            </text:list>
          </text:list-item>
        </text:list>
        <text:p text:style-name="P4"/>
        <text:p text:style-name="P16">Descrição sobre o módulo e seus requisitos.</text:p>
        <text:p text:style-name="P2"/>
        <text:list xml:id="list29392318" text:continue-numbering="true" text:style-name="WW8Num6">
          <text:list-item>
            <text:list>
              <text:list-item>
                <text:h text:style-name="P75" text:outline-level="2">Definições, Acrônimos e Abreviações</text:h>
              </text:list-item>
            </text:list>
          </text:list-item>
        </text:list>
        <text:p text:style-name="P4"/>
        <text:p text:style-name="P9">Elabore uma referência para a definição de todos os termos necessários para interpretar o plano corretamente. <text:s/></text:p>
        <text:p text:style-name="P10"/>
        <text:p text:style-name="P8"><text:span text:style-name="T12">Caso não utilize esta seção escreva apenas: “Todas as definições, acrônimos e abreviações, estão citados no documento “Glossário” do Sistema &lt;</text:span><text:span text:style-name="T18">nome do Sistema</text:span><text:span text:style-name="T12">&gt;.”.</text:span></text:p>
        <text:p text:style-name="P4"/>
        <text:list xml:id="list29410846" text:continue-numbering="true" text:style-name="WW8Num6">
          <text:list-item>
            <text:list>
              <text:list-item>
                <text:h text:style-name="P75" text:outline-level="2">Dependências</text:h>
              </text:list-item>
            </text:list>
          </text:list-item>
        </text:list>
        <text:p text:style-name="P23"/>
        <text:p text:style-name="P16">Declare qualquer dependência de algum documento, sistema, aplicação, pessoa, etc.</text:p>
        <text:p text:style-name="P16"/>
        <text:p text:style-name="P17">Exemplo: </text:p>
        <text:list xml:id="list29352822" text:style-name="WW8Num4">
          <text:list-item>
            <text:p text:style-name="P27">Sistema Controle de Acesso;</text:p>
          </text:list-item>
          <text:list-item>
            <text:p text:style-name="P27">Sistema Registro de Empresas.</text:p>
          </text:list-item>
        </text:list>
        <text:p text:style-name="P5"/>
        <text:list xml:id="list29420500" text:continue-list="list29410846" text:style-name="WW8Num6">
          <text:list-item>
            <text:list>
              <text:list-item>
                <text:h text:style-name="P76" text:outline-level="2">Restrições</text:h>
              </text:list-item>
            </text:list>
          </text:list-item>
        </text:list>
        <text:p text:style-name="P2"/>
        <text:p text:style-name="P7">Identificar qualquer restrição que possa afetar a solução dos requisitos. Considere os fatores impostos pelo cliente, como custo, tempo e hardware, software e fornecedores atuais e preferenciais.</text:p>
        <text:p text:style-name="P9">Existem quaisquer fatores, por exemplo, usados para designar pessoal do cliente, locações do trabalho, desenvolvimento de ambiente?</text:p>
        <text:p text:style-name="P9"/>
        <text:list xml:id="list29405601" text:continue-numbering="true" text:style-name="WW8Num6">
          <text:list-item>
            <text:list>
              <text:list-item>
                <text:h text:style-name="P77" text:outline-level="2">Referências</text:h>
              </text:list-item>
            </text:list>
          </text:list-item>
        </text:list>
        <text:p text:style-name="P2"/>
        <text:p text:style-name="P9">Identifique qualquer outro documento (versão deles) que são relacionadas ou contêm detalhes dos requisitos, por exemplo: documentação de sistemas existente, instruções de serviço, etc. Identifique cada documento através do título, número, data, e organização. <text:s/>Especifique as fontes dos documentos.</text:p>
        <text:p text:style-name="P10"/>
        <text:p text:style-name="P9">Exemplo:</text:p>
        <text:list xml:id="list29344443" text:style-name="WW8Num13">
          <text:list-item>
            <text:p text:style-name="P28">Diagnóstico de Redesenho de Projeto – Versão 1.3</text:p>
          </text:list-item>
          <text:list-item>
            <text:p text:style-name="P29">Lei Rouanet - 8.313 de 1991 – Artigos 18 e 25</text:p>
          </text:list-item>
        </text:list>
        <text:p text:style-name="P6"/>
        <text:list xml:id="list29417761" text:continue-list="list29405601" text:style-name="WW8Num6">
          <text:list-item>
            <text:h text:style-name="P117" text:outline-level="1">Descrição</text:h>
          </text:list-item>
        </text:list>
        <text:list xml:id="list29351582" text:style-name="WW8Num7">
          <text:list-item>
            <text:list>
              <text:list-item>
                <text:h text:style-name="P78" text:outline-level="2">Objetivos</text:h>
              </text:list-item>
            </text:list>
          </text:list-item>
        </text:list>
        <text:p text:style-name="P4"/>
        <text:p text:style-name="P20">Descreva sucintamente as melhorias que o sistema irá proporcionar. <text:s/></text:p>
        <text:p text:style-name="P20"/>
        <text:p text:style-name="P20">Exemplo:</text:p>
        <text:p text:style-name="P11"/>
        <text:list xml:id="list29351805" text:style-name="WW8Num2">
          <text:list-item>
            <text:p text:style-name="P30">O Sistema terá uma interface atualizada desenvolvida em ambiente web proporcionando rápida e fácil navegação entre as interfaces.</text:p>
          </text:list-item>
        </text:list>
        <text:p text:style-name="P1"/>
        <text:list xml:id="list29400794" text:continue-list="list29351582" text:style-name="WW8Num7">
          <text:list-item>
            <text:list>
              <text:list-item>
                <text:list>
                  <text:list-item>
                    <text:h text:style-name="P94" text:outline-level="3">Ambiente</text:h>
                  </text:list-item>
                </text:list>
              </text:list-item>
            </text:list>
          </text:list-item>
        </text:list>
        <text:p text:style-name="P3"/>
        <text:p text:style-name="P19">Explique como o sistema será usado, quem usará e qual o ambiente necessário.</text:p>
        <text:p text:style-name="P19"/>
        <text:p text:style-name="P19">Exemplo:</text:p>
        <text:p text:style-name="P15"><text:span text:style-name="T13">O ambiente de trabalho dos usuários comporta cerca de 30 pessoas envolvidas e é dividido em uma Superintendência &lt;</text:span><text:span text:style-name="T19">nome da superintendência</text:span><text:span text:style-name="T13">&gt; e três Coordenações: &lt;</text:span><text:span text:style-name="T19">nome da coordenação 1</text:span><text:span text:style-name="T13">&gt;, &lt;</text:span><text:span text:style-name="T19">nome da coordenação 2</text:span><text:span text:style-name="T13">&gt;, &lt;</text:span><text:span text:style-name="T19">nome da coordenação 3</text:span><text:span text:style-name="T13">&gt;.</text:span></text:p>
        <text:p text:style-name="P14">O sistema utilizado atualmente, &lt;nome do sistema atual&gt; foi herdado do Ministério da Cultura e não atende adequadamente aos processos da área.</text:p>
        <text:p text:style-name="P14">Muitas informações são armazenadas em planilhas eletrônicas e os relatórios são gerados manualmente, conforme a demanda.</text:p>
        <text:p text:style-name="P6"/>
        <text:list xml:id="list29414447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87" text:outline-level="4"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"/>
        <text:p text:style-name="P13">Breve descrição do ambiente onde o sistema irá trabalhar.</text:p>
        <text:p text:style-name="P13"><text:soft-page-break/>Crie um diagrama de contexto para mostrar as interfaces com os demais sistemas (software e hardware).</text:p>
        <text:p text:style-name="P4"/>
        <text:list xml:id="list29404962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88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"/>
        <text:p text:style-name="P13">Descreva o tipo de usuário e o negócio relacionado.</text:p>
        <text:p text:style-name="P13">Exemplo: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31">Nome</text:p>
            </table:table-cell>
            <table:table-cell table:style-name="Tabela1.A1" office:value-type="string">
              <text:p text:style-name="P31">Descrição da Área</text:p>
            </table:table-cell>
            <table:table-cell table:style-name="Tabela1.C1" office:value-type="string">
              <text:p text:style-name="P31">Responsabilidade</text:p>
            </table:table-cell>
          </table:table-row>
          <table:table-row table:style-name="Tabela1.1">
            <table:table-cell table:style-name="Tabela1.A2" office:value-type="string">
              <text:p text:style-name="P33">SDI</text:p>
            </table:table-cell>
            <table:table-cell table:style-name="Tabela1.A2" office:value-type="string">
              <text:p text:style-name="P34">Área responsável pelo fomento de projetos do mercado cinematográfico ou videofonográfico.</text:p>
            </table:table-cell>
            <table:table-cell table:style-name="Tabela1.C2" office:value-type="string">
              <text:list xml:id="list29349429" text:style-name="WW8Num12">
                <text:list-item>
                  <text:p text:style-name="P38">Cadastrar Projetos.</text:p>
                </text:list-item>
                <text:list-item>
                  <text:p text:style-name="P37">Acompanhar Projetos.</text:p>
                </text:list-item>
              </text:list>
              <text:p text:style-name="P32">...</text:p>
            </table:table-cell>
          </table:table-row>
          <table:table-row table:style-name="Tabela1.1">
            <table:table-cell table:style-name="Tabela1.A2" office:value-type="string">
              <text:p text:style-name="P33">SDF</text:p>
            </table:table-cell>
            <table:table-cell table:style-name="Tabela1.A2" office:value-type="string">
              <text:p text:style-name="P34">Área responsável pelo controle da arrecadação de recursos provenientes de incentivos fiscais.</text:p>
            </table:table-cell>
            <table:table-cell table:style-name="Tabela1.C2" office:value-type="string">
              <text:list xml:id="list29368305" text:style-name="WW8Num5">
                <text:list-item>
                  <text:p text:style-name="P103">Controla o pagamento dos DARF’s e dos Boletos Bancários (Guias de Recolhimento);</text:p>
                </text:list-item>
                <text:list-item>
                  <text:p text:style-name="P39">Controla a alocação dos recursos em projetos.</text:p>
                </text:list-item>
              </text:list>
              <text:p text:style-name="P32">...</text:p>
            </table:table-cell>
          </table:table-row>
        </table:table>
        <text:p text:style-name="P12"/>
        <text:list xml:id="list29399585" text:continue-list="list29404962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89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"/>
        <text:p text:style-name="P18">Descreva brevemente como o sistema será instalado. <text:s/>É um sistema que o cliente instalará? <text:s/>A instalação será direta ou há complicações como (por exemplo) problemas de conversão de dados?</text:p>
        <text:p text:style-name="P18">Que evidência de erros são necessárias para demonstrar as falhas do suporte? O sistema está sujeito uma análise remota?</text:p>
        <text:p text:style-name="P18">Todas as considerações de ambiente impõem restrições no projeto. Elas deverão ser refletidas nos detalhes dos requisitos. </text:p>
        <text:p text:style-name="P5"/>
        <text:list xml:id="list29417371" text:continue-numbering="true" text:style-name="WW8Num7">
          <text:list-item>
            <text:list>
              <text:list-item>
                <text:h text:style-name="P79" text:outline-level="2">Migração, Compatibilidade e Co-Existência </text:h>
              </text:list-item>
            </text:list>
          </text:list-item>
        </text:list>
        <text:p text:style-name="P4"/>
        <text:p text:style-name="P18">Se o software fará a migração de dados de outro sistema ou será compatível com outro software, declare as exigências aqui. O software co-existirá com outro sistema? <text:s/>As interfaces entre estes sistemas impõem exigências especiais?</text:p>
        <text:p text:style-name="P18"/>
        <text:list xml:id="list29412881" text:continue-numbering="true" text:style-name="WW8Num7">
          <text:list-item>
            <text:h text:style-name="P120" text:outline-level="1">Requisitos do Sistema</text:h>
          </text:list-item>
        </text:list>
        <text:p text:style-name="P4"/>
        <text:p text:style-name="P24">Descreva as exigências específicas e as metas mensuráveis e atingíveis. Escreva o que será feito, NÃO como será feito.</text:p>
        <text:p text:style-name="P5"/>
        <text:list xml:id="list29396851" text:continue-numbering="true" text:style-name="WW8Num7">
          <text:list-item>
            <text:list>
              <text:list-item>
                <text:h text:style-name="P80" text:outline-level="2">Requisitos Funcionais e de Dados </text:h>
              </text:list-item>
            </text:list>
          </text:list-item>
        </text:list>
        <text:p text:style-name="P5"/>
        <text:list xml:id="list29395116" text:continue-numbering="true" text:style-name="WW8Num7">
          <text:list-item>
            <text:list>
              <text:list-item>
                <text:list>
                  <text:list-item>
                    <text:p text:style-name="P40">Nome do Requisito</text:p>
                  </text:list-item>
                </text:list>
              </text:list-item>
            </text:list>
          </text:list-item>
        </text:list>
        <text:list xml:id="list29424080" text:continue-list="list29351805" text:style-name="WW8Num2">
          <text:list-item>
            <text:p text:style-name="P41">Resumo: </text:p>
          </text:list-item>
        </text:list>
        <text:p text:style-name="P43">&lt;descrição detalhada do requisito. &gt;</text:p>
        <text:p text:style-name="P44"/>
        <text:list xml:id="list29397289" text:continue-numbering="true" text:style-name="WW8Num2">
          <text:list-item>
            <text:p text:style-name="P45">Justificativa da Solicitação: </text:p>
          </text:list-item>
        </text:list>
        <text:p text:style-name="P42">&lt;justificativa do por que da existência do requisito. &gt;</text:p>
        <text:p text:style-name="P44"/>
        <text:list xml:id="list29411137" text:continue-numbering="true" text:style-name="WW8Num2">
          <text:list-item>
            <text:p text:style-name="P45">Classificação: </text:p>
          </text:list-item>
        </text:list>
        <text:p text:style-name="P43">&lt;baixa / média / alta&gt;</text:p>
        <text:p text:style-name="P16"/>
        <text:p text:style-name="P19"/>
        <text:p text:style-name="P46">Consideração sobre a classificação dos requisitos:</text:p>
        <text:p text:style-name="P26">Classificação alta: <text:tab/>Devem ser especificados na primeira versão do sistema.</text:p>
        <text:p text:style-name="P25">Classificação média: Podem ser negociados, com a respectiva área, para serem criados </text:p>
        <text:p text:style-name="P36"><text:tab/>posteriormente.</text:p>
        <text:p text:style-name="P26">Classificação baixa: <text:tab/>Podem ser especificados em uma próxima versão do sistema.</text:p>
        <text:list xml:id="list29408064" text:continue-list="list29395116" text:style-name="WW8Num7">
          <text:list-item>
            <text:list>
              <text:list-item>
                <text:h text:style-name="P82" text:outline-level="2">Requisitos de Projeto</text:h>
              </text:list-item>
            </text:list>
          </text:list-item>
        </text:list>
        <text:p text:style-name="P4"/>
        <text:p text:style-name="P18">Descreva como o sistema trabalha e como será construído. <text:s/>Pode haver restrições impostas por agentes externos. <text:s/>Se existirem restrições de arquitetura de hardware mencione aqui. Não projete o sistema aqui.</text:p>
        <text:p text:style-name="P4"/>
        <text:p text:style-name="P4"/>
        <text:list xml:id="list29408349" text:continue-numbering="true" text:style-name="WW8Num7">
          <text:list-item>
            <text:list>
              <text:list-item>
                <text:h text:style-name="P80" text:outline-level="2">Requisitos de Performance</text:h>
              </text:list-item>
            </text:list>
          </text:list-item>
        </text:list>
        <text:p text:style-name="P4"/>
        <text:p text:style-name="P18">Deveriam ser registrados todos os aspectos de desempenho do sistema nestas seções. O teor deve ser preciso. <text:s/></text:p>
        <text:p text:style-name="P10"/>
        <text:p text:style-name="P18">Exemplo:</text:p>
        <text:p text:style-name="P18">“O Sistema deve possuir um tempo de resposta curto, sendo capaz de suportar, aproximadamente, 300 usuários simultâneos.”</text:p>
        <text:p text:style-name="P4"/>
        <text:p text:style-name="P4"/>
        <text:list xml:id="list29393383" text:continue-numbering="true" text:style-name="WW8Num7">
          <text:list-item>
            <text:list>
              <text:list-item>
                <text:list>
                  <text:list-item>
                    <text:h text:style-name="P95" text:outline-level="3">Velocidade</text:h>
                  </text:list-item>
                </text:list>
              </text:list-item>
            </text:list>
          </text:list-item>
        </text:list>
        <text:p text:style-name="P4"/>
        <text:p text:style-name="P18">Benchmarks e configurações das máquinas que serão usadas. <text:s/>Fornecer as medidas precisa exigidas para projeto. </text:p>
        <text:p text:style-name="P18">Geralmente são citadas medidas como tempos de resposta, taxa de processamento, ou desempenhos relativos de máquinas. <text:s/>Na ausência de benchmarks, tente achar uma configuração que é representativa, ou escolha (e construa) uma com cuidado.</text:p>
        <text:p text:style-name="P4"/>
        <text:p text:style-name="P4"/>
        <text:list xml:id="list29423127" text:continue-numbering="true" text:style-name="WW8Num7">
          <text:list-item>
            <text:list>
              <text:list-item>
                <text:list>
                  <text:list-item>
                    <text:h text:style-name="P96" text:outline-level="3">Confiabilidade, Disponibilidade e Manutenabilidade</text:h>
                  </text:list-item>
                </text:list>
              </text:list-item>
            </text:list>
          </text:list-item>
        </text:list>
        <text:p text:style-name="P4"/>
        <text:p text:style-name="P17">Declare os objetivos de confiabilidade em termos de taxa falha. <text:s/></text:p>
        <text:p text:style-name="P4"/>
        <text:p text:style-name="P4"/>
        <text:list xml:id="list29404369" text:continue-numbering="true" text:style-name="WW8Num7">
          <text:list-item>
            <text:list>
              <text:list-item>
                <text:list>
                  <text:list-item>
                    <text:h text:style-name="P96" text:outline-level="3">Limite de Capacidade</text:h>
                  </text:list-item>
                </text:list>
              </text:list-item>
            </text:list>
          </text:list-item>
        </text:list>
        <text:p text:style-name="P4"/>
        <text:p text:style-name="P19">Declare o mínimo ou máximo para qualquer limitação pedida pelo cliente ou imposta pela arquitetura.</text:p>
        <text:p text:style-name="P10"/>
        <text:p text:style-name="P18">Exemplo:</text:p>
        <text:list xml:id="list29371481" text:style-name="WW8Num17">
          <text:list-item>
            <text:p text:style-name="P48">Rodará com pelo menos 7Kbytes de memória livre do usuário.</text:p>
          </text:list-item>
          <text:list-item>
            <text:p text:style-name="P48">Cada arquivo de trabalho ajustará em disquete 3.5 polegada (1.44 Mb).</text:p>
          </text:list-item>
        </text:list>
        <text:p text:style-name="P35"/>
        <text:list xml:id="list29419957" text:continue-list="list29404369" text:style-name="WW8Num7">
          <text:list-item>
            <text:list>
              <text:list-item>
                <text:h text:style-name="P80" text:outline-level="2">Requisitos de Interface Externa </text:h>
              </text:list-item>
            </text:list>
          </text:list-item>
        </text:list>
        <text:p text:style-name="Standard"/>
        <text:p text:style-name="P18">Descreva as restrições e exigências colocadas nas interfaces do sistema. <text:s/>Não descreva e nem projete as interfaces nesta seção.</text:p>
        <text:list xml:id="list29392645" text:continue-numbering="true" text:style-name="WW8Num7">
          <text:list-item>
            <text:list>
              <text:list-item>
                <text:list>
                  <text:list-item>
                    <text:h text:style-name="P96" text:outline-level="3">Interface do usuário</text:h>
                  </text:list-item>
                </text:list>
              </text:list-item>
            </text:list>
          </text:list-item>
        </text:list>
        <text:p text:style-name="P4"/>
        <text:p text:style-name="P18">Discuta a natureza de qualquer constrangimento colocada na interface(s). A forma da interface influencia pesadamente no projeto e no seu uso. <text:s/></text:p>
        <text:p text:style-name="P18">Deveria estar cheio de texto de ajuda ou os usuários estarão contentes com mensagens?</text:p>
        <text:h text:style-name="P90" text:outline-level="6"/>
        <text:h text:style-name="P91" text:outline-level="6"><text:soft-page-break/>Exemplo:</text:h>
        <text:p text:style-name="P100"><text:span text:style-name="T15">“As interfaces devem seguir os padrões já estabelecidos para o sistema &lt;</text:span><text:span text:style-name="T20">nome do sistema</text:span><text:span text:style-name="T15">&gt;. As mensagens de erro devem vir em formato amigável, mas os erros técnicos devem vir descritos para agilizar a identificação e correção do mesmo pela equipe de suporte.”</text:span></text:p>
        <text:p text:style-name="P99"/>
        <text:list xml:id="list29412762" text:continue-numbering="true" text:style-name="WW8Num7">
          <text:list-item>
            <text:list>
              <text:list-item>
                <text:list>
                  <text:list-item>
                    <text:h text:style-name="P96" text:outline-level="3">Interface de Hardware </text:h>
                  </text:list-item>
                </text:list>
              </text:list-item>
            </text:list>
          </text:list-item>
        </text:list>
        <text:p text:style-name="P5"/>
        <text:p text:style-name="P18">Declare as máquinas que serão utilizadas pelo sistema. <text:s/>Que dispositivos são utilizados pelo sistema? <text:s/>Eles serão operados de modos incomuns? <text:s/>Quais protocolos são usados?</text:p>
        <text:p text:style-name="P5"/>
        <text:list xml:id="list29400835" text:continue-numbering="true" text:style-name="WW8Num7">
          <text:list-item>
            <text:list>
              <text:list-item>
                <text:list>
                  <text:list-item>
                    <text:h text:style-name="P96" text:outline-level="3">Interface de Software</text:h>
                  </text:list-item>
                </text:list>
              </text:list-item>
            </text:list>
          </text:list-item>
        </text:list>
        <text:p text:style-name="P5"/>
        <text:p text:style-name="P18">Em que arquitetura de máquina o software será instalado? <text:s/>Como conecta com o resto do software (Banco)? <text:s/>Impõe novas restrições nas interfaces existentes? <text:s/>A existência de um módulo do Software no cliente também deveria ser considerada nesta seção.</text:p>
        <text:p text:style-name="P5"/>
        <text:list xml:id="list29423934" text:continue-numbering="true" text:style-name="WW8Num7">
          <text:list-item>
            <text:list>
              <text:list-item>
                <text:h text:style-name="P80" text:outline-level="2">Requisitos de Segurança</text:h>
              </text:list-item>
            </text:list>
          </text:list-item>
        </text:list>
        <text:p text:style-name="P4"/>
        <text:p text:style-name="P18">Qual ambiente de segurança que o sistema deveria prover? <text:s/>Indique se o acesso é irrestrito ou controlado. <text:s/>De que forma será feita à conferência do direito de acesso (log)? <text:s/>Como o usuário será identificado? <text:s/>O sistema estará protegido de infiltração de outras fontes? <text:s/></text:p>
        <text:p text:style-name="P18"/>
        <text:list xml:id="list29404506" text:continue-numbering="true" text:style-name="WW8Num7">
          <text:list-item>
            <text:list>
              <text:list-item>
                <text:h text:style-name="P80" text:outline-level="2">Requisitos de Integridades </text:h>
              </text:list-item>
            </text:list>
          </text:list-item>
        </text:list>
        <text:p text:style-name="P4"/>
        <text:p text:style-name="P18">Se for importante a integridade dos dados para o sistema, as exigências deverão se registradas aqui. Não será necessário especificar como será alcançada a integridade.</text:p>
        <text:p text:style-name="P10"/>
        <text:p text:style-name="P18">Exemplo:</text:p>
        <text:p text:style-name="P22"><text:span text:style-name="T12">“A integridade e confiabilidade das informações são de vital importância para o &lt;</text:span><text:span text:style-name="T18">nome do módulo</text:span><text:span text:style-name="T12">&gt;, pois envolve aspectos essenciais no processo de fomento de obras cinematográficas ou videofonográficas, tais como:</text:span></text:p>
        <text:list xml:id="list29350556" text:style-name="WW8Num8">
          <text:list-item>
            <text:p text:style-name="P47"><text:span text:style-name="T12">Movimentação entre contas correntes</text:span><text:span text:style-name="T14">.”</text:span></text:p>
          </text:list-item>
        </text:list>
        <text:list xml:id="list29392396" text:continue-list="list29404506" text:style-name="WW8Num7">
          <text:list-item>
            <text:list>
              <text:list-item>
                <text:h text:style-name="P82" text:outline-level="2">Requisitos Internacionais </text:h>
              </text:list-item>
            </text:list>
          </text:list-item>
        </text:list>
        <text:p text:style-name="P5"/>
        <text:p text:style-name="P18">Liste as características que devem ser incorporadas quando o sistema for usado por um estrangeiro. <text:s/>Exemplos: Tradução de mensagem para o idioma local, fonte de caracteres não padrão (Japão), leis e regulamentos governamentais, etc.</text:p>
        <text:p text:style-name="P5"/>
        <text:list xml:id="list29418648" text:continue-numbering="true" text:style-name="WW8Num7">
          <text:list-item>
            <text:list>
              <text:list-item>
                <text:h text:style-name="P84" text:outline-level="2">Exigências de Prazos e Custos </text:h>
              </text:list-item>
            </text:list>
          </text:list-item>
        </text:list>
        <text:p text:style-name="P5"/>
        <text:p text:style-name="P18">Declare qualquer exigência específica com respeito ao prazo ou custo do desenvolvimento.</text:p>
        <text:p text:style-name="P5"/>
        <text:list xml:id="list29343516" text:style-name="WW8Num11">
          <text:list-item>
            <text:list>
              <text:list-item>
                <text:h text:style-name="P85" text:outline-level="2">Exigências de Documentação</text:h>
              </text:list-item>
            </text:list>
          </text:list-item>
        </text:list>
        <text:p text:style-name="P5"/>
        <text:p text:style-name="P18">Mencione a documentação específica que deve ser produzida. Que forma deveria ser entregue? <text:s/>Que nível de detalhe eles deveriam ter? <text:s/>Leve em conta padrões de documentação existentes.</text:p>
        <text:p text:style-name="P5"/>
        <text:list xml:id="list29354903" text:style-name="WW8Num15">
          <text:list-item>
            <text:list>
              <text:list-item>
                <text:h text:style-name="P86" text:outline-level="2">Exigências de Treinamento</text:h>
              </text:list-item>
            </text:list>
          </text:list-item>
        </text:list>
        <text:p text:style-name="P5"/>
        <text:p text:style-name="P18">Identifique o tipo e a quantidade de indivíduos que devem ser treinados no sistema novo - o usuário final, pessoal de apoio, operações, etc. Considere também o fator geográfico do treinamento (taxas de viagem, idiomas, etc.).</text:p>
        <text:p text:style-name="P5"/>
        <text:list xml:id="list29394938" text:continue-numbering="true" text:style-name="WW8Num15">
          <text:list-item>
            <text:list>
              <text:list-item>
                <text:h text:style-name="P86" text:outline-level="2">Sumário de Tecnologia </text:h>
              </text:list-item>
            </text:list>
          </text:list-item>
        </text:list>
        <text:p text:style-name="P5"/>
        <text:p text:style-name="P18">Liste aqui todas as tecnologias a serem usadas ou desejadas, ou que tenham de ser avaliadas. <text:s/></text:p>
        <text:h text:style-name="P92" text:outline-level="6"><text:span text:style-name="T11"><text:tab/></text:span><text:span text:style-name="T16">Exemplo:</text:span></text:h>
        <text:p text:style-name="P21">“A interface do usuário será feita em e HTML3.2 <text:s/>e não utilizará nada de VBScript ou DHTML”</text:p>
        <text:p text:style-name="P21">“Todos os componentes estarão usando Java JDK1.2 ”</text:p>
        <text:p text:style-name="P21"><text:s/>“O banco de dados será Oracle 8.x”</text:p>
        <text:p text:style-name="P49"/>
        <text:list xml:id="list29368968" text:style-name="WW8Num9">
          <text:list-item>
            <text:list>
              <text:list-item>
                <text:h text:style-name="P81" text:outline-level="2">Outros Requisitos </text:h>
              </text:list-item>
            </text:list>
          </text:list-item>
        </text:list>
        <text:p text:style-name="P4"/>
        <text:p text:style-name="P18">Registre qualquer exigência adicional que não pode ser classificado segundo os títulos das seções anteriores.</text:p>
        <text:p text:style-name="P4"/>
        <text:p text:style-name="P4"/>
        <text:list xml:id="list29406709" text:continue-list="list29394938" text:style-name="WW8Num15">
          <text:list-item>
            <text:h text:style-name="P118" text:outline-level="1">Critério de Aceitação </text:h>
          </text:list-item>
        </text:list>
        <text:p text:style-name="P50"/>
        <text:p text:style-name="P51"><text:tab/>Documente como o sistema será validado. Testes de aceitação podem envolver benchmarks corrente ou demonstração de um certo nível de desempenho ou confiabilidade. Devemos conhecer as exigências para a aceitação. O contrato feito com o cliente poder ser uma ótima fonte de informação para esta seção.</text:p>
        <text:p text:style-name="P6"/>
        <text:list xml:id="list29412373" text:continue-numbering="true" text:style-name="WW8Num15">
          <text:list-item>
            <text:h text:style-name="P119" text:outline-level="1">Requisitos Funcionais Alternativos</text:h>
          </text:list-item>
        </text:list>
        <text:p text:style-name="P4"/>
        <text:p text:style-name="P23">Podem existir requisitos alternativos.</text:p>
        <text:h text:style-name="P93" text:outline-level="6"/>
        <text:p text:style-name="P4"/>
        <text:list xml:id="list29405230" text:continue-numbering="true" text:style-name="WW8Num15">
          <text:list-item>
            <text:h text:style-name="P121" text:outline-level="1">Responsabilidades</text:h>
          </text:list-item>
        </text:list>
        <text:h text:style-name="P83" text:outline-level="2"/>
        <text:p text:style-name="P58"/>
        <text:p text:style-name="P62">Gerente de Projeto</text:p>
        <text:p text:style-name="P61"/>
        <text:list xml:id="list29372824" text:style-name="WW8Num16">
          <text:list-item>
            <text:p text:style-name="P101">Assegurar o gerenciamento dos requisitos.</text:p>
          </text:list-item>
          <text:list-item>
            <text:p text:style-name="P101">Assegurar que a definição dos requisitos reflita as necessidades do cliente.</text:p>
          </text:list-item>
          <text:list-item>
            <text:p text:style-name="P101">Alocar tarefas apropriadamente de acordo com a qualificação. </text:p>
          </text:list-item>
          <text:list-item>
            <text:p text:style-name="P101">Rever a definição dos requisitos antes da aprovação.</text:p>
          </text:list-item>
          <text:list-item>
            <text:p text:style-name="P101">Obter aprovação do cliente.</text:p>
          </text:list-item>
          <text:list-item>
            <text:p text:style-name="P101">Assegurar que as definições dos requisitos sejam consideradas na especificação funcional. </text:p>
          </text:list-item>
        </text:list>
        <text:h text:style-name="P83" text:outline-level="2"/>
        <text:p text:style-name="P58"/>
        <text:p text:style-name="P62">Analista de Negócio </text:p>
        <text:p text:style-name="Standard"/>
        <text:list xml:id="list29346780" text:style-name="WW8Num3">
          <text:list-item>
            <text:p text:style-name="P102">Criar a definição dos requisitos. </text:p>
          </text:list-item>
        </text:list>
        <text:p text:style-name="P59"/>
        <text:list xml:id="list29408359" text:continue-list="list29405230" text:style-name="WW8Num15">
          <text:list-item>
            <text:h text:style-name="P122" text:outline-level="1">Assinaturas</text:h>
          </text:list-item>
        </text:list>
        <text:p text:style-name="Standard"/>
        <text:p text:style-name="P112"><text:span text:style-name="T3">Os abaixo assinados estão de acordo com o conteúdo do documento “</text:span><text:span text:style-name="T4">Definição de Requisitos</text:span><text:span text:style-name="T3">”, do Sistema &lt;</text:span><text:span text:style-name="T23">Nome do Sistema</text:span><text:span text:style-name="T3">&gt;, versão </text:span><text:span text:style-name="T23">9.9</text:span><text:span text:style-name="T7">,</text:span><text:span text:style-name="T23"> Módulo </text:span><text:span text:style-name="T3">&lt;</text:span><text:span text:style-name="T23">Nome do Módulo – apenas se o Sistema estiver repartido em Módulos</text:span><text:span text:style-name="T3">&gt;, release </text:span><text:span text:style-name="T23">9.9</text:span><text:span text:style-name="T7"> &lt;Nº. da versão do módulo&gt;</text:span><text:span text:style-name="T3">.</text:span></text:p>
        <text:p text:style-name="RUP_20_Corpo_20_1"/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P125"/>
              <text:p text:style-name="P124">Data: ___/___/_____</text:p>
              <text:p text:style-name="P124"/>
              <text:p text:style-name="P124"/>
              <text:p text:style-name="P126"/>
            </table:table-cell>
            <table:table-cell table:style-name="Tabela2.A1" office:value-type="string">
              <text:p text:style-name="P125"/>
              <text:p text:style-name="P124">Data: ___/___/_____</text:p>
              <text:p text:style-name="P124"/>
              <text:p text:style-name="P124"/>
              <text:p text:style-name="P126"/>
            </table:table-cell>
          </table:table-row>
          <table:table-row table:style-name="Tabela2.2">
            <table:table-cell table:style-name="Tabela2.A1" office:value-type="string">
              <text:p text:style-name="P128">Nome Completo</text:p>
              <text:p text:style-name="P123">Cargo</text:p>
              <text:p text:style-name="P123">Sigla da Superintendência</text:p>
            </table:table-cell>
            <table:table-cell table:style-name="Tabela2.A1" office:value-type="string">
              <text:p text:style-name="P128">Nome Completo</text:p>
              <text:p text:style-name="P123">Cargo</text:p>
              <text:p text:style-name="P123">Sigla da Superintendência</text:p>
            </table:table-cell>
          </table:table-row>
        </table:table>
        <text:p text:style-name="RUP_20_Corpo_20_1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125"/>
              <text:p text:style-name="P124">Data: ___/___/_____</text:p>
              <text:p text:style-name="P124"/>
              <text:p text:style-name="P124"/>
              <text:p text:style-name="P126"/>
            </table:table-cell>
            <table:table-cell table:style-name="Tabela3.A1" office:value-type="string">
              <text:p text:style-name="P125"/>
              <text:p text:style-name="P124">Data: ___/___/_____</text:p>
              <text:p text:style-name="P124"/>
              <text:p text:style-name="P124"/>
              <text:p text:style-name="P126"/>
            </table:table-cell>
          </table:table-row>
          <table:table-row table:style-name="Tabela3.2">
            <table:table-cell table:style-name="Tabela3.A1" office:value-type="string">
              <text:p text:style-name="P128">Nome Completo</text:p>
              <text:p text:style-name="P123">Cargo</text:p>
              <text:p text:style-name="P123">Sigla da Superintendência</text:p>
            </table:table-cell>
            <table:table-cell table:style-name="Tabela3.A1" office:value-type="string">
              <text:p text:style-name="P128">Nome Completo</text:p>
              <text:p text:style-name="P123">Cargo</text:p>
              <text:p text:style-name="P123">Sigla da Superintendência</text:p>
            </table:table-cell>
          </table:table-row>
        </table:table>
        <text:p text:style-name="Standard"/>
        <text:p text:style-name="P60">Obs.: </text:p>
        <text:list xml:id="list29372861" text:style-name="WW8Num10">
          <text:list-item>
            <text:p text:style-name="P63"><text:span text:style-name="T21">Em caso de dúvida do Cargo e Superintendência de uma pessoa, busque essa informação no E-mail (dois cliques sobre o endereço de E-mail da pessoa, “Title” = Cargo, “</text:span><text:span text:style-name="T22">Department</text:span><text:span text:style-name="T21">” = Superintendência). </text:span></text:p>
          </text:list-item>
          <text:list-item>
            <text:p text:style-name="P64">Colocar acima os seguintes cargos:</text:p>
          </text:list-item>
        </text:list>
        <text:p text:style-name="P65">- Superintendente da STI;</text:p>
        <text:p text:style-name="P65">- Coordenadores de Projetos;</text:p>
        <text:p text:style-name="P65">- Gestor de Projetos;</text:p>
        <text:p text:style-name="P65">- Analista de Negócios responsável pelo sistema;</text:p>
        <text:p text:style-name="P65">- Analista de Processo;</text:p>
        <text:p text:style-name="P65">- Superintendente da área do coordenador entrevistado;</text:p>
        <text:p text:style-name="P65">- Coordenador entrevistado.</text:p>
        <text:p text:style-name="P67"/>
        <text:p text:style-name="P67"/>
        <text:p text:style-name="P66"><text:span text:style-name="T24"></text:span><text:span text:style-name="T21"> Retirar essa observação no documento oficial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1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in" fo:margin-bottom="0.1665in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style:line-height-at-least="0.1665in" fo:orphans="0" fo:widows="0" fo:text-indent="0in" style:auto-text-indent="false">
        <style:tab-stops>
          <style:tab-stop style:position="0.3752in"/>
          <style:tab-stop style:position="0.8752in"/>
          <style:tab-stop style:position="1.6665in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1752in" fo:text-indent="-0.25in" fo:margin-left="0.1752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0.1752in" fo:text-indent="-0.25in" fo:margin-left="0.1752in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752in" fo:text-indent="-0.25in" fo:margin-left="0.6752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1.1752in" fo:text-indent="-0.25in" fo:margin-left="1.175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1.6752in" fo:text-indent="-0.25in" fo:margin-left="1.6752in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2.1752in" fo:text-indent="-0.25in" fo:margin-left="2.1752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2.6752in" fo:text-indent="-0.25in" fo:margin-left="2.6752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3.1752in" fo:text-indent="-0.25in" fo:margin-left="3.1752in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3.6752in" fo:text-indent="-0.25in" fo:margin-left="3.6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1752in" fo:text-indent="-0.25in" fo:margin-left="0.1752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0.1752in" fo:text-indent="-0.25in" fo:margin-left="0.1752in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752in" fo:text-indent="-0.25in" fo:margin-left="0.6752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1.1752in" fo:text-indent="-0.25in" fo:margin-left="1.175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1.6752in" fo:text-indent="-0.25in" fo:margin-left="1.6752in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2.1752in" fo:text-indent="-0.25in" fo:margin-left="2.1752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2.6752in" fo:text-indent="-0.25in" fo:margin-left="2.6752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2in" fo:text-indent="-0.25in" fo:margin-left="3.1752in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3.6752in" fo:text-indent="-0.25in" fo:margin-left="3.6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1752in" fo:text-indent="-0.25in" fo:margin-left="0.1752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</text:list-level-style-number>
      <text:list-level-style-number text:level="2" style:num-format="1" text:start-value="12" text:display-levels="2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start-value="9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1.998in" fo:text-indent="-0.25in" fo:margin-left="1.998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498in" fo:text-indent="-0.25in" fo:margin-left="3.498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.498in" fo:text-indent="-0.25in" fo:margin-left="4.498in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4.998in" fo:text-indent="-0.25in" fo:margin-left="4.9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</text:list-level-style-number>
      <text:list-level-style-number text:level="2" style:num-suffix="." style:num-format="1" text:start-value="10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0.1752in" fo:text-indent="-0.25in" fo:margin-left="0.1752in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0.1752in" fo:text-indent="-0.25in" fo:margin-left="0.1752in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0.6752in" fo:text-indent="-0.25in" fo:margin-left="0.6752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1.1752in" fo:text-indent="-0.25in" fo:margin-left="1.175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1.6752in" fo:text-indent="-0.25in" fo:margin-left="1.6752in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2.1752in" fo:text-indent="-0.25in" fo:margin-left="2.1752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6752in" fo:text-indent="-0.25in" fo:margin-left="2.6752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2in" fo:text-indent="-0.25in" fo:margin-left="3.1752in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6752in" fo:text-indent="-0.25in" fo:margin-left="3.6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text:list-tab-stop-position="0.1752in" fo:text-indent="-0.25in" fo:margin-left="0.1752in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4" style:family="table">
      <style:table-properties style:width="6.6181in" fo:margin-left="-0.075in" table:align="left" style:writing-mode="lr-tb"/>
    </style:style>
    <style:style style:name="Tabela4.A" style:family="table-column">
      <style:table-column-properties style:column-width="3.309in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4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1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24:26.89</meta:creation-date>
    <meta:editing-cycles>3</meta:editing-cycles>
    <meta:editing-duration>PT00H04M45S</meta:editing-duration>
    <meta:initial-creator>Lena Lúcia de Moraes</meta:initial-creator>
    <dc:date>2010-02-26T09:29:10.87</dc:date>
    <dc:creator>Lena Lúcia de Moraes</dc:creator>
    <meta:generator>BrOffice.org/3.0$Win32 OpenOffice.org_project/300m9$Build-9358</meta:generator>
    <meta:document-statistic meta:table-count="4" meta:image-count="2" meta:object-count="0" meta:page-count="11" meta:paragraph-count="217" meta:word-count="1852" meta:character-count="12753"/>
  </office:meta>
</office:document-meta>
</file>